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16"/><text:tab/><text:tab/><text:span text:style-name="T1">Multiprogramming Operating System </text:span></text:p>
      <text:p text:style-name="P1"><text:s text:c="33"/><text:tab/><text:tab/>(Phase 2) </text:p>
      <text:p text:style-name="Standard">_________________________________________________________________________ </text:p>
      <text:p text:style-name="Standard">NAME:Sanket Sudake </text:p>
      <text:p text:style-name="Standard">CLASS:TE-D <text:s text:c="6"/>BRANCH:COMP <text:s text:c="18"/>BATCH:4 </text:p>
      <text:p text:style-name="Standard">ROLLNO:48 </text:p>
      <text:p text:style-name="Standard">__________________________________________________________________________ </text:p>
      <text:p text:style-name="Standard">Source:- </text:p>
      <text:p text:style-name="Standard">/****************************************************/</text:p>
      <text:p text:style-name="Standard">/* File name:-main.c <text:s text:c="28"/><text:tab/><text:tab/><text:tab/> <text:s text:c="7"/>*/</text:p>
      <text:p text:style-name="Standard">/* Licence:- GNU GPL v3 <text:s text:c="28"/><text:tab/><text:tab/> <text:s text:c="7"/>*/</text:p>
      <text:p text:style-name="Standard">/* Project Name:-Multiprogramming <text:s/>Operating System <text:tab/> <text:s text:c="7"/>*/</text:p>
      <text:p text:style-name="Standard">/* **************************************************/</text:p>
      <text:p text:style-name="Standard"></text:p>
      <text:p text:style-name="Standard">#include"mos.h"</text:p>
      <text:p text:style-name="Standard">#include"cpu.h"</text:p>
      <text:p text:style-name="Standard">#include"linep.h"</text:p>
      <text:p text:style-name="Standard">#include"card.h"</text:p>
      <text:p text:style-name="Standard">int main(){</text:p>
      <text:p text:style-name="Standard"><text:s text:c="2"/>HAL *hal=NULL;</text:p>
      <text:p text:style-name="Standard"><text:s text:c="2"/>char instream[]="input.txt";</text:p>
      <text:p text:style-name="Standard"><text:s text:c="2"/>char outstream[]="output.txt";</text:p>
      <text:p text:style-name="Standard"><text:s text:c="2"/>hal=hal_turnon(hal,instream,outstream);</text:p>
      <text:p text:style-name="Standard"><text:s text:c="2"/>/* Read and execute cycle */</text:p>
      <text:p text:style-name="Standard"><text:s text:c="2"/>while(1){</text:p>
      <text:p text:style-name="Standard"><text:s text:c="4"/>card_read(hal-&gt;instream,hal-&gt;memory,hal-&gt;pcb,hal-&gt;cpu);</text:p>
      <text:p text:style-name="Standard"><text:s text:c="4"/>mos_execute(hal);</text:p>
      <text:p text:style-name="Standard"><text:s text:c="2"/>}</text:p>
      <text:p text:style-name="Standard"><text:s text:c="2"/>hal_turnoff(hal);</text:p>
      <text:p text:style-name="Standard"><text:s text:c="2"/>return 0;</text:p>
      <text:p text:style-name="P3">}</text:p>
      <text:p text:style-name="Standard"/>
      <text:p text:style-name="Standard">/******************************************************/</text:p>
      <text:p text:style-name="Standard">/* File Name:- card.h <text:s text:c="32"/><text:tab/><text:tab/><text:tab/><text:tab/>*/</text:p>
      <text:p text:style-name="Standard">/* Licence:- GNU GPL v3 <text:s text:c="30"/><text:tab/><text:tab/><text:tab/>*/</text:p>
      <text:p text:style-name="Standard">/* Project Name:-Multiprogramming Operating System <text:s text:c="2"/><text:tab/><text:tab/> */</text:p>
      <text:p text:style-name="Standard">/* ****************************************************/</text:p>
      <text:p text:style-name="Standard"></text:p>
      <text:p text:style-name="Standard">#ifndef CARD_H_</text:p>
      <text:p text:style-name="Standard">#define CARD_H_</text:p>
      <text:p text:style-name="Standard">#include"mem.h"</text:p>
      <text:p text:style-name="Standard">#include"pblock.h"</text:p>
      <text:p text:style-name="Standard">#include"cpu.h"</text:p>
      <text:p text:style-name="Standard">/* Card functions */</text:p>
      <text:p text:style-name="Standard">extern FILE* card_open(FILE *FIN,char *FILENAME);</text:p>
      <text:p text:style-name="Standard">extern int card_read(FILE *FIN,MEM *memory,PCB *pcb,CPU *cpu);</text:p>
      <text:p text:style-name="Standard">extern void card_close(FILE *FIN);</text:p>
      <text:p text:style-name="P3">#endif <text:s/>/* card.h */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/******************************************************/</text:p>
      <text:p text:style-name="Standard">/* File Name:- card.c <text:s text:c="5"/><text:tab/><text:tab/><text:tab/><text:tab/> <text:s text:c="25"/>*/</text:p>
      <text:p text:style-name="Standard">/* Licence:- GNU GPL v3 <text:s text:c="29"/><text:tab/><text:tab/><text:tab/> */</text:p>
      <text:p text:style-name="Standard">/* Project Name:-Multiprogramming Operating System <text:s/><text:tab/><text:tab/> */</text:p>
      <text:p text:style-name="Standard">/* ****************************************************/</text:p>
      <text:p text:style-name="Standard">#include"card.h"</text:p>
      <text:p text:style-name="Standard">#include"mos.h"</text:p>
      <text:p text:style-name="Standard">/* Open card using filename */</text:p>
      <text:p text:style-name="Standard">FILE*</text:p>
      <text:p text:style-name="Standard">card_open(FILE *FIN,char *filename){</text:p>
      <text:p text:style-name="Standard"><text:s text:c="2"/>FIN=fopen(filename,"rt");</text:p>
      <text:p text:style-name="Standard"><text:s text:c="2"/>if(FIN==0){</text:p>
      <text:p text:style-name="Standard"><text:s text:c="4"/>fprintf(stderr,"\ncard_open:Can't Open Input File");</text:p>
      <text:p text:style-name="Standard"><text:s text:c="4"/>exit(8);</text:p>
      <text:p text:style-name="Standard"><text:s text:c="2"/>}</text:p>
      <text:p text:style-name="Standard"><text:s text:c="2"/>return FIN;</text:p>
      <text:p text:style-name="Standard">}</text:p>
      <text:p text:style-name="Standard">/* Read card up $DTA and store in buffer */</text:p>
      <text:p text:style-name="Standard">int</text:p>
      <text:p text:style-name="Standard">card_read(FILE *FIN,MEM *memory,PCB *pcb,CPU *cpu){</text:p>
      <text:p text:style-name="Standard"><text:s text:c="2"/>int count=0,temp=0,r_no=0,dtaflag=0,i=0;</text:p>
      <text:p text:style-name="Standard"><text:s text:c="2"/>r_no=mem_random(memory);</text:p>
      <text:p text:style-name="Standard"><text:s text:c="2"/>mem_pcount(memory,r_no);</text:p>
      <text:p text:style-name="Standard"><text:s text:c="2"/>cpu-&gt;PTR=r_no;</text:p>
      <text:p text:style-name="Standard"><text:s text:c="2"/>for(i=0;i&lt;42;i++)</text:p>
      <text:p text:style-name="Standard"><text:s text:c="4"/>memory-&gt;MMEM[r_no][i]='0';</text:p>
      <text:p text:style-name="Standard"><text:s text:c="2"/>while(fgets(memory-&gt;LINE,(int)sizeof(memory-&gt;LINE),FIN)){</text:p>
      <text:p text:style-name="Standard"><text:s text:c="4"/>if((*memory).LINE[0]=='$'){</text:p>
      <text:p text:style-name="Standard"><text:s text:c="6"/>switch(memory-&gt;LINE[1]){</text:p>
      <text:p text:style-name="Standard"><text:s text:c="6"/>case 'A':pcb_set((*memory).LINE,pcb);</text:p>
      <text:p text:style-name="Standard"><text:s text:c="8"/>break;</text:p>
      <text:p text:style-name="Standard"><text:s text:c="6"/>case 'D':temp++;</text:p>
      <text:p text:style-name="Standard"><text:s text:c="8"/>dtaflag=1;</text:p>
      <text:p text:style-name="Standard"><text:s text:c="8"/>break;</text:p>
      <text:p text:style-name="Standard"><text:s text:c="6"/>case 'E':fprintf(stdout,"\ncard_read:Dirty Read :-(");</text:p>
      <text:p text:style-name="Standard"><text:s text:c="8"/>return 0;</text:p>
      <text:p text:style-name="Standard"><text:s text:c="8"/>break;</text:p>
      <text:p text:style-name="Standard"><text:s text:c="6"/>default:fprintf(stdout,"\ncard_read:Case not found for $ statement");</text:p>
      <text:p text:style-name="Standard"><text:s text:c="6"/>}</text:p>
      <text:p text:style-name="Standard"><text:s text:c="4"/>}</text:p>
      <text:p text:style-name="Standard"><text:s text:c="4"/>if(dtaflag)</text:p>
      <text:p text:style-name="Standard"><text:s text:c="6"/>break;</text:p>
      <text:p text:style-name="Standard"><text:s text:c="4"/>if((*memory).LINE[0]!='$'){</text:p>
      <text:p text:style-name="Standard"><text:s text:c="6"/>r_no=mem_random(memory);</text:p>
      <text:p text:style-name="Standard"><text:s text:c="6"/>mem_pcount(memory,r_no);</text:p>
      <text:p text:style-name="Standard"><text:s text:c="6"/>memory-&gt;MMEM[cpu-&gt;PTR][count*4+0]=0;</text:p>
      <text:p text:style-name="Standard"><text:s text:c="6"/>memory-&gt;MMEM[cpu-&gt;PTR][count*4+1]=1;</text:p>
      <text:p text:style-name="Standard"><text:s text:c="6"/>memory-&gt;MMEM[cpu-&gt;PTR][count*4+2]=r_no/10;</text:p>
      <text:p text:style-name="Standard"><text:s text:c="6"/>memory-&gt;MMEM[cpu-&gt;PTR][count*4+3]=r_no%10;</text:p>
      <text:p text:style-name="Standard"><text:s text:c="6"/>strcpy(&amp;((*memory).MMEM[r_no][0]),(*memory).LINE);</text:p>
      <text:p text:style-name="Standard"><text:s text:c="6"/>count++;</text:p>
      <text:p text:style-name="Standard"><text:soft-page-break/><text:s text:c="4"/>}</text:p>
      <text:p text:style-name="Standard"><text:s text:c="4"/>else{</text:p>
      <text:p text:style-name="Standard"><text:s text:c="6"/>temp++;</text:p>
      <text:p text:style-name="Standard"><text:s text:c="4"/>}</text:p>
      <text:p text:style-name="Standard"><text:s text:c="2"/>}</text:p>
      <text:p text:style-name="Standard"><text:s text:c="2"/>switch(temp){</text:p>
      <text:p text:style-name="Standard"><text:s text:c="2"/>case 0:fprintf(stdout,"\ncard_read:End of jobs :-)");</text:p>
      <text:p text:style-name="Standard"><text:s text:c="4"/>exit(8);</text:p>
      <text:p text:style-name="Standard"><text:s text:c="4"/>break;</text:p>
      <text:p text:style-name="Standard"><text:s text:c="2"/>case 1:fprintf(stdout,"\ncard_read:Check for $AMJ,$DTA in Program :-(");</text:p>
      <text:p text:style-name="Standard"><text:s text:c="4"/>exit(8);</text:p>
      <text:p text:style-name="Standard"><text:s text:c="4"/>break;</text:p>
      <text:p text:style-name="Standard"><text:s text:c="2"/>case 2://fprintf(stdout,"\ncard_read:Program contains $AMJ,$DTA");</text:p>
      <text:p text:style-name="Standard"><text:s text:c="4"/>break;</text:p>
      <text:p text:style-name="Standard"><text:s text:c="2"/>default:fprintf(stdout,"\ncard_read:Case not found for temp");</text:p>
      <text:p text:style-name="Standard"><text:s text:c="2"/>}</text:p>
      <text:p text:style-name="Standard"><text:s text:c="2"/>count=0;</text:p>
      <text:p text:style-name="Standard"><text:s text:c="2"/>dtaflag=cpu-&gt;PTR;</text:p>
      <text:p text:style-name="Standard"><text:s text:c="2"/>fprintf(stdout,"\nPTR=%d\n",cpu-&gt;PTR);</text:p>
      <text:p text:style-name="Standard"><text:s text:c="2"/>while(memory-&gt;MMEM[dtaflag][count*4+1]==1){</text:p>
      <text:p text:style-name="Standard"><text:s text:c="4"/>r_no=memory-&gt;MMEM[dtaflag][count*4+2]*10+memory-&gt;MMEM[dtaflag][count*4+3];</text:p>
      <text:p text:style-name="Standard"><text:s text:c="4"/>fprintf(stdout,"%d\t%s",r_no,memory-&gt;MMEM[r_no]);</text:p>
      <text:p text:style-name="Standard"><text:s text:c="4"/>count++;</text:p>
      <text:p text:style-name="Standard"><text:s text:c="2"/>}</text:p>
      <text:p text:style-name="Standard"><text:s text:c="2"/>// <text:s/>fprintf(stdout,"\n");</text:p>
      <text:p text:style-name="Standard"><text:s text:c="2"/>return count;</text:p>
      <text:p text:style-name="Standard">}</text:p>
      <text:p text:style-name="Standard">/* Close cardreader */</text:p>
      <text:p text:style-name="Standard">void</text:p>
      <text:p text:style-name="Standard">card_close(FILE *FIN){</text:p>
      <text:p text:style-name="Standard"><text:s text:c="2"/>if(FIN){</text:p>
      <text:p text:style-name="Standard"><text:s text:c="4"/>fclose(FIN);</text:p>
      <text:p text:style-name="Standard"><text:s text:c="2"/>}</text:p>
      <text:p text:style-name="P3">}</text:p>
      <text:p text:style-name="Standard"/>
      <text:p text:style-name="Standard">/******************************************************/</text:p>
      <text:p text:style-name="Standard">/* File Name:- linep.h <text:s text:c="32"/><text:tab/><text:tab/><text:tab/><text:tab/>*/</text:p>
      <text:p text:style-name="Standard">/* Licence:- GNU GPL v3 <text:s text:c="30"/><text:tab/><text:tab/><text:tab/>*/</text:p>
      <text:p text:style-name="Standard">/* Project Name:-Multiprogramming Operating System <text:s text:c="3"/><text:tab/><text:tab/>*/</text:p>
      <text:p text:style-name="Standard">/* ****************************************************/</text:p>
      <text:p text:style-name="Standard">#ifndef LINEP_H_</text:p>
      <text:p text:style-name="Standard">#define LINEP_H_</text:p>
      <text:p text:style-name="Standard">#include&lt;stdio.h&gt;</text:p>
      <text:p text:style-name="Standard">#include&lt;stdlib.h&gt;</text:p>
      <text:p text:style-name="Standard">#include&lt;string.h&gt;</text:p>
      <text:p text:style-name="Standard">/* LINEPRINTER Structure=&gt;</text:p>
      <text:p text:style-name="Standard"><text:s text:c="3"/>OPLINE=Output Line;</text:p>
      <text:p text:style-name="Standard"><text:s text:c="3"/>OPFLAG=Check New Output Available,Or Halt</text:p>
      <text:p text:style-name="Standard"><text:s/>*/</text:p>
      <text:p text:style-name="Standard">struct LINEPRINTER{</text:p>
      <text:p text:style-name="Standard"><text:s text:c="2"/>char OPLINE[42];</text:p>
      <text:p text:style-name="Standard"><text:s text:c="2"/>int OPFLAG;</text:p>
      <text:p text:style-name="Standard"><text:soft-page-break/>};</text:p>
      <text:p text:style-name="Standard">typedef struct LINEPRINTER LINEPRINTER;</text:p>
      <text:p text:style-name="Standard">/* Functions for lineprinter */</text:p>
      <text:p text:style-name="Standard">extern LINEPRINTER*</text:p>
      <text:p text:style-name="Standard">linep_init(LINEPRINTER *linep);</text:p>
      <text:p text:style-name="Standard">extern FILE*</text:p>
      <text:p text:style-name="Standard">linep_open(FILE *FOUT,char *filename);</text:p>
      <text:p text:style-name="Standard">extern void</text:p>
      <text:p text:style-name="Standard">linep_close(FILE *FOUT);</text:p>
      <text:p text:style-name="Standard">extern void</text:p>
      <text:p text:style-name="Standard">linep_print(FILE *FOUT,LINEPRINTER *linep);</text:p>
      <text:p text:style-name="Standard">extern void</text:p>
      <text:p text:style-name="Standard">linep_jobend(FILE *FOUT);</text:p>
      <text:p text:style-name="P3">#endif <text:s/>/* linep.h */</text:p>
      <text:p text:style-name="Standard"/>
      <text:p text:style-name="Standard">/******************************************************/</text:p>
      <text:p text:style-name="Standard">/* File Name:- linep.c <text:s text:c="32"/><text:tab/><text:tab/><text:tab/><text:tab/>*/</text:p>
      <text:p text:style-name="Standard">/* Licence:- GNU GPL v3 <text:s text:c="30"/><text:tab/><text:tab/><text:tab/>*/</text:p>
      <text:p text:style-name="Standard">/* Project Name:-Multiprogramming Operating System <text:s text:c="3"/><text:tab/><text:tab/>*/</text:p>
      <text:p text:style-name="Standard">/* ****************************************************/</text:p>
      <text:p text:style-name="Standard">#include"linep.h"</text:p>
      <text:p text:style-name="Standard">/* Allocate memory for lineprinter */</text:p>
      <text:p text:style-name="Standard">static LINEPRINTER*</text:p>
      <text:p text:style-name="Standard">linep_alloc(LINEPRINTER *linep){</text:p>
      <text:p text:style-name="Standard"><text:s text:c="2"/>if(linep==NULL){</text:p>
      <text:p text:style-name="Standard"><text:s text:c="4"/>linep=(LINEPRINTER*)malloc(sizeof(LINEPRINTER));</text:p>
      <text:p text:style-name="Standard"><text:s text:c="2"/>}</text:p>
      <text:p text:style-name="Standard"><text:s text:c="2"/>if(linep==NULL){</text:p>
      <text:p text:style-name="Standard"><text:s text:c="4"/>fprintf(stderr,"linep_alloc:Memory not allocated");</text:p>
      <text:p text:style-name="Standard"><text:s text:c="4"/>exit(8);</text:p>
      <text:p text:style-name="Standard"><text:s text:c="2"/>}</text:p>
      <text:p text:style-name="Standard"><text:s text:c="2"/>return linep;</text:p>
      <text:p text:style-name="Standard">}</text:p>
      <text:p text:style-name="Standard">/* Set all memory locations to null for lineprinter */</text:p>
      <text:p text:style-name="Standard">static LINEPRINTER*</text:p>
      <text:p text:style-name="Standard">linep_set(LINEPRINTER *linep){</text:p>
      <text:p text:style-name="Standard"><text:s text:c="2"/>memset((void*)(*linep).OPLINE,'\0',sizeof(char)*42);</text:p>
      <text:p text:style-name="Standard"><text:s text:c="2"/>return linep;</text:p>
      <text:p text:style-name="Standard">}</text:p>
      <text:p text:style-name="Standard">/* Calling innitialize function for linep */</text:p>
      <text:p text:style-name="Standard">LINEPRINTER*</text:p>
      <text:p text:style-name="Standard">linep_init(LINEPRINTER *linep){</text:p>
      <text:p text:style-name="Standard"><text:s text:c="2"/>linep= linep_alloc(linep);</text:p>
      <text:p text:style-name="Standard"><text:s text:c="2"/>linep=linep_set(linep);</text:p>
      <text:p text:style-name="Standard"><text:s text:c="2"/>return linep;</text:p>
      <text:p text:style-name="Standard">}</text:p>
      <text:p text:style-name="Standard">/* Open file for putting output <text:s/>*/</text:p>
      <text:p text:style-name="Standard">FILE*</text:p>
      <text:p text:style-name="Standard">linep_open(FILE *FOUT,char *filename){</text:p>
      <text:p text:style-name="Standard"><text:s text:c="2"/>FOUT=fopen(filename,"w+b");</text:p>
      <text:p text:style-name="Standard"><text:s text:c="2"/>if(FOUT==NULL){</text:p>
      <text:p text:style-name="Standard"><text:s text:c="4"/>fprintf(stderr,"linep_open:Cant open output file");</text:p>
      <text:p text:style-name="Standard"><text:soft-page-break/><text:s text:c="4"/>exit(8);</text:p>
      <text:p text:style-name="Standard"><text:s text:c="2"/>}</text:p>
      <text:p text:style-name="Standard"><text:s text:c="2"/>return FOUT;</text:p>
      <text:p text:style-name="Standard">}</text:p>
      <text:p text:style-name="Standard">/* Close output file */</text:p>
      <text:p text:style-name="Standard">void</text:p>
      <text:p text:style-name="Standard">linep_close(FILE *FOUT){</text:p>
      <text:p text:style-name="Standard"><text:s text:c="2"/>if(FOUT){</text:p>
      <text:p text:style-name="Standard"><text:s text:c="6"/>fclose(FOUT);</text:p>
      <text:p text:style-name="Standard"><text:s text:c="4"/>}</text:p>
      <text:p text:style-name="Standard">}</text:p>
      <text:p text:style-name="Standard">/* Print line output file */</text:p>
      <text:p text:style-name="Standard">void</text:p>
      <text:p text:style-name="Standard">linep_print(FILE *FOUT,LINEPRINTER *linep){</text:p>
      <text:p text:style-name="Standard"><text:s text:c="2"/>int found=0,i=0;</text:p>
      <text:p text:style-name="Standard"><text:s text:c="2"/>if(FOUT &amp;&amp; linep-&gt;OPFLAG)</text:p>
      <text:p text:style-name="Standard"><text:s text:c="4"/>{</text:p>
      <text:p text:style-name="Standard"><text:s text:c="6"/>fseek(FOUT,0,SEEK_END);</text:p>
      <text:p text:style-name="Standard"><text:s text:c="6"/>/* for(i=0;i&lt;42;i++) */</text:p>
      <text:p text:style-name="Standard"><text:s text:c="6"/>/* <text:s text:c="2"/>{ */</text:p>
      <text:p text:style-name="Standard"><text:s text:c="6"/>/* <text:s text:c="4"/>putc(linep-&gt;OPLINE[i],FOUT); */</text:p>
      <text:p text:style-name="Standard"><text:s text:c="6"/>/* <text:s text:c="2"/>} */</text:p>
      <text:p text:style-name="Standard"><text:s text:c="6"/>for(i=0;i&lt;42;i++)</text:p>
      <text:p text:style-name="Standard"><text:s text:c="8"/>if(linep-&gt;OPLINE[i]=='\n')</text:p>
      <text:p text:style-name="Standard"><text:s text:c="10"/>found=1;</text:p>
      <text:p text:style-name="Standard"><text:s text:c="6"/>if(!found)</text:p>
      <text:p text:style-name="Standard"><text:s text:c="8"/>linep-&gt;OPLINE[strlen(linep-&gt;OPLINE)]='\n';</text:p>
      <text:p text:style-name="Standard"><text:s text:c="6"/>fputs(linep-&gt;OPLINE,FOUT);</text:p>
      <text:p text:style-name="Standard"><text:s text:c="4"/>}</text:p>
      <text:p text:style-name="Standard"><text:s text:c="2"/>linep-&gt;OPFLAG=0;</text:p>
      <text:p text:style-name="Standard">}</text:p>
      <text:p text:style-name="Standard">/* End job enter two blank lines */</text:p>
      <text:p text:style-name="Standard">void</text:p>
      <text:p text:style-name="Standard">linep_jobend(FILE *FOUT){</text:p>
      <text:p text:style-name="Standard"><text:s text:c="2"/>if(FOUT)</text:p>
      <text:p text:style-name="Standard"><text:s text:c="4"/>{</text:p>
      <text:p text:style-name="Standard"><text:s text:c="6"/>fseek(FOUT,0,SEEK_END);</text:p>
      <text:p text:style-name="Standard"><text:s text:c="6"/>fputs("\n\n",FOUT);</text:p>
      <text:p text:style-name="Standard"><text:s text:c="4"/>}</text:p>
      <text:p text:style-name="P3">}</text:p>
      <text:p text:style-name="Standard"/>
      <text:p text:style-name="Standard">/******************************************************/</text:p>
      <text:p text:style-name="Standard">/* File Name:- mem.h <text:s text:c="30"/><text:tab/><text:tab/><text:tab/><text:tab/> */</text:p>
      <text:p text:style-name="Standard">/* Licence:- GNU GPL v3 <text:s text:c="30"/><text:tab/><text:tab/><text:tab/>*/</text:p>
      <text:p text:style-name="Standard">/* Project Name:-Multiprogramming Operating System <text:s text:c="3"/><text:tab/><text:tab/>*/</text:p>
      <text:p text:style-name="Standard">/* ****************************************************/</text:p>
      <text:p text:style-name="Standard">#ifndef MEM_H_</text:p>
      <text:p text:style-name="Standard">#define MEM_H_</text:p>
      <text:p text:style-name="Standard">#include&lt;stdio.h&gt;</text:p>
      <text:p text:style-name="Standard">#include&lt;stdlib.h&gt;</text:p>
      <text:p text:style-name="Standard">#include&lt;string.h&gt;</text:p>
      <text:p text:style-name="Standard">#include&lt;memory.h&gt;</text:p>
      <text:p text:style-name="Standard"><text:soft-page-break/>#include&lt;time.h&gt;</text:p>
      <text:p text:style-name="Standard">/* MEMORY structure=&gt;</text:p>
      <text:p text:style-name="Standard"><text:s text:c="3"/>BUFF Buffer Containing 10 words</text:p>
      <text:p text:style-name="Standard"><text:s text:c="3"/>MMEM Storing user data</text:p>
      <text:p text:style-name="Standard"><text:s text:c="3"/>LINE To Read Line From Program</text:p>
      <text:p text:style-name="Standard"><text:s/>*/</text:p>
      <text:p text:style-name="Standard">struct MEM{</text:p>
      <text:p text:style-name="Standard"><text:s text:c="2"/>char MMEM[30][42];</text:p>
      <text:p text:style-name="Standard"><text:s text:c="2"/>char LINE[50];</text:p>
      <text:p text:style-name="Standard"><text:s text:c="2"/>char mtemp[4];</text:p>
      <text:p text:style-name="Standard"><text:s text:c="2"/>int randlist[10];</text:p>
      <text:p text:style-name="Standard"><text:s text:c="2"/>int pcount;</text:p>
      <text:p text:style-name="Standard">};</text:p>
      <text:p text:style-name="Standard">typedef struct MEM MEM;</text:p>
      <text:p text:style-name="Standard">/* memory functions */</text:p>
      <text:p text:style-name="Standard">extern MEM*</text:p>
      <text:p text:style-name="Standard">mem_init(MEM *memory);</text:p>
      <text:p text:style-name="Standard">extern inline</text:p>
      <text:p text:style-name="Standard">char meml_getchar(MEM *memory,int no);</text:p>
      <text:p text:style-name="Standard">extern inline</text:p>
      <text:p text:style-name="Standard">char memm_getchar(MEM *memory,int line,int place);</text:p>
      <text:p text:style-name="Standard">extern int</text:p>
      <text:p text:style-name="Standard">mem_random(MEM *memory);</text:p>
      <text:p text:style-name="Standard">extern inline</text:p>
      <text:p text:style-name="Standard">void mem_pcount(MEM *memory,int no);</text:p>
      <text:p text:style-name="Standard">/* To be implemented */</text:p>
      <text:p text:style-name="P3">#endif <text:s/>/* mem.h */</text:p>
      <text:p text:style-name="Standard"/>
      <text:p text:style-name="Standard">/******************************************************/</text:p>
      <text:p text:style-name="Standard">/* File Name:- mem.c <text:s text:c="31"/><text:tab/><text:tab/><text:tab/><text:tab/> */</text:p>
      <text:p text:style-name="Standard">/* Licence:- GNU GPL v3 <text:s text:c="30"/><text:tab/><text:tab/><text:tab/>*/</text:p>
      <text:p text:style-name="Standard">/* Project Name:-Multiprogramming Operating System <text:s text:c="3"/><text:tab/><text:tab/>*/</text:p>
      <text:p text:style-name="Standard">/* ****************************************************/</text:p>
      <text:p text:style-name="Standard">#include"mem.h"</text:p>
      <text:p text:style-name="Standard">/* Allocate Memory */</text:p>
      <text:p text:style-name="Standard">static MEM*</text:p>
      <text:p text:style-name="Standard">mem_alloc(MEM *memory){</text:p>
      <text:p text:style-name="Standard"><text:s text:c="2"/>if(memory==NULL)</text:p>
      <text:p text:style-name="Standard"><text:s text:c="4"/>memory=(MEM*)malloc(sizeof(MEM));</text:p>
      <text:p text:style-name="Standard"><text:s text:c="2"/>if(memory==NULL)</text:p>
      <text:p text:style-name="Standard"><text:s text:c="4"/>{</text:p>
      <text:p text:style-name="Standard"><text:s text:c="6"/>fprintf(stderr,"mem_alloc:Memory not allocated");</text:p>
      <text:p text:style-name="Standard"><text:s text:c="6"/>exit(8);</text:p>
      <text:p text:style-name="Standard"><text:s text:c="4"/>}</text:p>
      <text:p text:style-name="Standard"><text:s text:c="2"/>return memory;</text:p>
      <text:p text:style-name="Standard">}</text:p>
      <text:p text:style-name="Standard">/* Set Whole Memory To Blank */</text:p>
      <text:p text:style-name="Standard">static MEM*</text:p>
      <text:p text:style-name="Standard">mem_set(MEM *memory){</text:p>
      <text:p text:style-name="Standard"><text:s text:c="2"/>memset((void*)memory-&gt;MMEM,'\0',sizeof(char)*30*42);</text:p>
      <text:p text:style-name="Standard"><text:s text:c="2"/>memset((void*)memory-&gt;LINE,'\0',sizeof(char)*50);</text:p>
      <text:p text:style-name="Standard"><text:s text:c="2"/>memset((void*)memory-&gt;mtemp,'\0',sizeof(char)*4);</text:p>
      <text:p text:style-name="Standard"><text:soft-page-break/><text:s text:c="2"/>memset((void*)memory-&gt;randlist,-1,sizeof(int)*10);</text:p>
      <text:p text:style-name="Standard"><text:s text:c="2"/>memory-&gt;pcount=0;</text:p>
      <text:p text:style-name="Standard"></text:p>
      <text:p text:style-name="Standard"><text:s text:c="2"/>return memory;</text:p>
      <text:p text:style-name="Standard">}</text:p>
      <text:p text:style-name="Standard">/* Innitialize Memory */</text:p>
      <text:p text:style-name="Standard">MEM*</text:p>
      <text:p text:style-name="Standard">mem_init(MEM *memory){</text:p>
      <text:p text:style-name="Standard"><text:s/>memory=mem_alloc(memory);</text:p>
      <text:p text:style-name="Standard"><text:s/>memory=mem_set(memory);</text:p>
      <text:p text:style-name="Standard"></text:p>
      <text:p text:style-name="Standard"><text:s/>return memory;</text:p>
      <text:p text:style-name="Standard">}</text:p>
      <text:p text:style-name="Standard">/* Get A Character From Current Memory Line*/</text:p>
      <text:p text:style-name="Standard">inline char</text:p>
      <text:p text:style-name="Standard">meml_getchar(MEM *memory,int no){</text:p>
      <text:p text:style-name="Standard"><text:s text:c="2"/>return (*memory).LINE[no];</text:p>
      <text:p text:style-name="Standard">}</text:p>
      <text:p text:style-name="Standard">/* Get A Character From Main Memory */</text:p>
      <text:p text:style-name="Standard">inline char</text:p>
      <text:p text:style-name="Standard">memm_getchar(MEM *memory,int line,int place){</text:p>
      <text:p text:style-name="Standard"><text:s text:c="2"/>return (*memory).MMEM[line][place];</text:p>
      <text:p text:style-name="Standard">}</text:p>
      <text:p text:style-name="Standard">/* Get Random Address Checked Before Allocation */</text:p>
      <text:p text:style-name="Standard">static int</text:p>
      <text:p text:style-name="Standard">mem_randcheck(MEM *memory,int r_no)</text:p>
      <text:p text:style-name="Standard">{</text:p>
      <text:p text:style-name="Standard"><text:s text:c="2"/>int i;</text:p>
      <text:p text:style-name="Standard"><text:s text:c="2"/>for (i=0;memory-&gt;randlist[i]!=-1;i++)</text:p>
      <text:p text:style-name="Standard"><text:s text:c="4"/>if(memory-&gt;randlist[i]==r_no)</text:p>
      <text:p text:style-name="Standard"><text:s text:c="6"/>return 0;</text:p>
      <text:p text:style-name="Standard"><text:s text:c="2"/>return 1;</text:p>
      <text:p text:style-name="Standard">}</text:p>
      <text:p text:style-name="Standard">/* Get A Random Number Between 0 to 30 */</text:p>
      <text:p text:style-name="Standard">int</text:p>
      <text:p text:style-name="Standard">mem_random(MEM *memory)</text:p>
      <text:p text:style-name="Standard">{</text:p>
      <text:p text:style-name="Standard"><text:s text:c="2"/>int r_no,correct=0;</text:p>
      <text:p text:style-name="Standard"></text:p>
      <text:p text:style-name="Standard"><text:s text:c="2"/>while(correct==0){</text:p>
      <text:p text:style-name="Standard"><text:s text:c="4"/>r_no=random()%30;</text:p>
      <text:p text:style-name="Standard"><text:s text:c="4"/>if(mem_randcheck(memory,r_no))</text:p>
      <text:p text:style-name="Standard"><text:s text:c="6"/>{</text:p>
      <text:p text:style-name="Standard"><text:s text:c="8"/>correct=1;</text:p>
      <text:p text:style-name="Standard"><text:s text:c="8"/>return r_no;</text:p>
      <text:p text:style-name="Standard"><text:s text:c="6"/>}</text:p>
      <text:p text:style-name="Standard"><text:s text:c="2"/>}</text:p>
      <text:p text:style-name="Standard"><text:s text:c="2"/>printf("mem_random:Sorry cant generate random no.\n");</text:p>
      <text:p text:style-name="Standard"><text:s text:c="2"/>return -1;</text:p>
      <text:p text:style-name="Standard">}</text:p>
      <text:p text:style-name="Standard">/* Update pcount variable for synchronized random no generation */</text:p>
      <text:p text:style-name="Standard">inline void</text:p>
      <text:p text:style-name="Standard"><text:soft-page-break/></text:p>
      <text:p text:style-name="Standard">`mem_pcount(MEM *memory,int no){</text:p>
      <text:p text:style-name="Standard"><text:s text:c="2"/>memory-&gt;randlist[memory-&gt;pcount]=no;</text:p>
      <text:p text:style-name="Standard"><text:s text:c="2"/>memory-&gt;pcount+=1;</text:p>
      <text:p text:style-name="Standard"></text:p>
      <text:p text:style-name="P3">}</text:p>
      <text:p text:style-name="Standard"></text:p>
      <text:p text:style-name="Standard">/******************************************************/</text:p>
      <text:p text:style-name="Standard">/* File Name:- pblock.h <text:s text:c="29"/><text:tab/><text:tab/><text:tab/><text:tab/> <text:s/>*/</text:p>
      <text:p text:style-name="Standard">/* Licence:- GNU GPL v3 <text:s text:c="30"/><text:tab/><text:tab/><text:tab/>*/</text:p>
      <text:p text:style-name="Standard">/* Project Name:-Multiprogramming Operating System <text:s text:c="3"/><text:tab/><text:tab/>*/</text:p>
      <text:p text:style-name="Standard">/* ****************************************************/</text:p>
      <text:p text:style-name="Standard"></text:p>
      <text:p text:style-name="Standard">#ifndef PBLOCK_H_</text:p>
      <text:p text:style-name="Standard">#define PBLOCK_H_</text:p>
      <text:p text:style-name="Standard">#include&lt;stdio.h&gt;</text:p>
      <text:p text:style-name="Standard">#include&lt;stdlib.h&gt;</text:p>
      <text:p text:style-name="Standard">#include&lt;string.h&gt;</text:p>
      <text:p text:style-name="Standard">/* PCB Structure =&gt;</text:p>
      <text:p text:style-name="Standard"><text:s/>job_id=Current job id</text:p>
      <text:p text:style-name="Standard"><text:s/>TTL=Total time limit</text:p>
      <text:p text:style-name="Standard"><text:s/>TLL=Total line limit</text:p>
      <text:p text:style-name="Standard">*/</text:p>
      <text:p text:style-name="Standard">struct PCB</text:p>
      <text:p text:style-name="Standard">{</text:p>
      <text:p text:style-name="Standard"><text:s text:c="2"/>int job_id;</text:p>
      <text:p text:style-name="Standard"><text:s text:c="2"/>int TTL;</text:p>
      <text:p text:style-name="Standard"><text:s text:c="2"/>int TLL;</text:p>
      <text:p text:style-name="Standard"><text:s text:c="2"/>char temp[4];</text:p>
      <text:p text:style-name="Standard">};</text:p>
      <text:p text:style-name="Standard">typedef struct PCB PCB;</text:p>
      <text:p text:style-name="Standard">/* Functions for process control block */</text:p>
      <text:p text:style-name="Standard">extern PCB*</text:p>
      <text:p text:style-name="Standard">pcb_init(PCB *pcb);</text:p>
      <text:p text:style-name="Standard">extern void</text:p>
      <text:p text:style-name="Standard">pcb_set(char *LINE,PCB *pcb);</text:p>
      <text:p text:style-name="P3">#endif <text:s/>/* linep.h */</text:p>
      <text:p text:style-name="Standard"/>
      <text:p text:style-name="Standard">/******************************************************/</text:p>
      <text:p text:style-name="Standard">/* File Name:- pblock.c <text:s text:c="28"/><text:tab/><text:tab/><text:tab/><text:tab/> */</text:p>
      <text:p text:style-name="Standard">/* Licence:- GNU GPL v3 <text:s text:c="30"/><text:tab/><text:tab/><text:tab/>*/</text:p>
      <text:p text:style-name="Standard">/* Project Name:-Multiprogramming Operating System <text:s text:c="3"/><text:tab/><text:tab/>*/</text:p>
      <text:p text:style-name="Standard">/* ****************************************************/</text:p>
      <text:p text:style-name="Standard"># include"pblock.h"</text:p>
      <text:p text:style-name="Standard">/* Allocate and innitialize process control block */</text:p>
      <text:p text:style-name="Standard">PCB*</text:p>
      <text:p text:style-name="Standard">pcb_init(PCB *pcb)</text:p>
      <text:p text:style-name="Standard">{</text:p>
      <text:p text:style-name="Standard"><text:s text:c="2"/>if(pcb==NULL)</text:p>
      <text:p text:style-name="Standard"><text:s text:c="4"/>pcb=(PCB*)malloc(sizeof(PCB));</text:p>
      <text:p text:style-name="Standard"><text:s text:c="2"/>if(pcb==NULL)</text:p>
      <text:p text:style-name="Standard"><text:s text:c="4"/>fprintf(stdout,"\npcb_init:Memory not allocated");</text:p>
      <text:p text:style-name="Standard"><text:soft-page-break/><text:s text:c="2"/>pcb-&gt;job_id=0;</text:p>
      <text:p text:style-name="Standard"><text:s text:c="2"/>pcb-&gt;TTL=0;</text:p>
      <text:p text:style-name="Standard"><text:s text:c="2"/>pcb-&gt;TLL=0;</text:p>
      <text:p text:style-name="Standard"><text:s text:c="2"/>memset((void*)(*pcb).temp,'\0',sizeof(char)*4);</text:p>
      <text:p text:style-name="Standard"><text:s text:c="2"/>return pcb;</text:p>
      <text:p text:style-name="Standard">}</text:p>
      <text:p text:style-name="Standard">/* Set pcb at start of each process */</text:p>
      <text:p text:style-name="Standard">void</text:p>
      <text:p text:style-name="Standard">pcb_set(char *LINE,PCB *pcb)</text:p>
      <text:p text:style-name="Standard">{</text:p>
      <text:p text:style-name="Standard"><text:s text:c="2"/>/* <text:s/>hal-&gt;mem-&gt;LINE <text:s/>Here we get*/</text:p>
      <text:p text:style-name="Standard"><text:s text:c="2"/>/* Extract job id */</text:p>
      <text:p text:style-name="Standard"><text:s text:c="2"/>pcb-&gt;temp[0]=LINE[4];</text:p>
      <text:p text:style-name="Standard"><text:s text:c="2"/>pcb-&gt;temp[1]=LINE[5];</text:p>
      <text:p text:style-name="Standard"><text:s text:c="2"/>pcb-&gt;temp[2]=LINE[6];</text:p>
      <text:p text:style-name="Standard"><text:s text:c="2"/>pcb-&gt;temp[3]=LINE[7];</text:p>
      <text:p text:style-name="Standard"><text:s text:c="2"/>pcb-&gt;job_id=atoi(pcb-&gt;temp);</text:p>
      <text:p text:style-name="Standard"><text:s text:c="2"/>/* Extract Total Time limit */</text:p>
      <text:p text:style-name="Standard"><text:s text:c="2"/>pcb-&gt;temp[0]=LINE[8];</text:p>
      <text:p text:style-name="Standard"><text:s text:c="2"/>pcb-&gt;temp[1]=LINE[9];</text:p>
      <text:p text:style-name="Standard"><text:s text:c="2"/>pcb-&gt;temp[2]=LINE[10];</text:p>
      <text:p text:style-name="Standard"><text:s text:c="2"/>pcb-&gt;temp[3]=LINE[11];</text:p>
      <text:p text:style-name="Standard"><text:s text:c="2"/>pcb-&gt;TTL=atoi(pcb-&gt;temp);</text:p>
      <text:p text:style-name="Standard"><text:s text:c="2"/>/* Extract Total Line Limit */</text:p>
      <text:p text:style-name="Standard"><text:s text:c="2"/>pcb-&gt;temp[0]=LINE[12];</text:p>
      <text:p text:style-name="Standard"><text:s text:c="2"/>pcb-&gt;temp[1]=LINE[13];</text:p>
      <text:p text:style-name="Standard"><text:s text:c="2"/>pcb-&gt;temp[2]=LINE[14];</text:p>
      <text:p text:style-name="Standard"><text:s text:c="2"/>pcb-&gt;temp[3]=LINE[15];</text:p>
      <text:p text:style-name="Standard"><text:s text:c="2"/>pcb-&gt;TLL=atoi(pcb-&gt;temp);</text:p>
      <text:p text:style-name="Standard"><text:s text:c="2"/>printf("\npcb_set:JOB_ID=%d\tTTL=%d\tTLL=%d",pcb-&gt;job_id,pcb-&gt;TTL,pcb-&gt;TLL);</text:p>
      <text:p text:style-name="P3">}</text:p>
      <text:p text:style-name="Standard"/>
      <text:p text:style-name="Standard">/******************************************************/</text:p>
      <text:p text:style-name="Standard">/* File Name:- cpu.h <text:s text:c="32"/><text:tab/><text:tab/><text:tab/><text:tab/> */</text:p>
      <text:p text:style-name="Standard">/* Licence:- GNU GPL v3 <text:s text:c="30"/><text:tab/><text:tab/><text:tab/>*/</text:p>
      <text:p text:style-name="Standard">/* Project Name:-Multiprogramming Operating System <text:s text:c="3"/><text:tab/><text:tab/>*/</text:p>
      <text:p text:style-name="Standard">/* ****************************************************/</text:p>
      <text:p text:style-name="Standard">#ifndef CPU_H_</text:p>
      <text:p text:style-name="Standard">#define CPU_H_</text:p>
      <text:p text:style-name="Standard">#include&lt;stdio.h&gt;</text:p>
      <text:p text:style-name="Standard">#include&lt;stdlib.h&gt;</text:p>
      <text:p text:style-name="Standard">#include&lt;string.h&gt;</text:p>
      <text:p text:style-name="Standard">/*CPU Structure=&gt;</text:p>
      <text:p text:style-name="Standard"><text:s text:c="2"/>PC=Program Counter,</text:p>
      <text:p text:style-name="Standard"><text:s text:c="2"/>TTC=Total Time Counter,</text:p>
      <text:p text:style-name="Standard"><text:s text:c="2"/>TLC=Total Line Limit,</text:p>
      <text:p text:style-name="Standard"><text:s text:c="2"/>IR=Instruction Register,</text:p>
      <text:p text:style-name="Standard"><text:s text:c="2"/>R=CPU Register,</text:p>
      <text:p text:style-name="Standard"><text:s text:c="2"/>PTR=Page Table Register,</text:p>
      <text:p text:style-name="Standard"><text:s text:c="2"/>SI=System Interrupt,</text:p>
      <text:p text:style-name="Standard"><text:s text:c="2"/>PI=Program Interrupt,</text:p>
      <text:p text:style-name="Standard"><text:s text:c="2"/>TI=Time Interrupt</text:p>
      <text:p text:style-name="Standard"><text:soft-page-break/>*/</text:p>
      <text:p text:style-name="Standard">struct CPU{</text:p>
      <text:p text:style-name="Standard"><text:s text:c="2"/>unsigned int IC,TTC,TLC,SI,PI,TI,PTR;</text:p>
      <text:p text:style-name="Standard"><text:s text:c="2"/>char R[5];</text:p>
      <text:p text:style-name="Standard"><text:s text:c="2"/>char IR[5];</text:p>
      <text:p text:style-name="Standard"><text:s text:c="2"/>enum MODE{master,slave}MODE;</text:p>
      <text:p text:style-name="Standard"><text:s text:c="2"/>enum TOGGLE{t,f}C;</text:p>
      <text:p text:style-name="Standard">};</text:p>
      <text:p text:style-name="Standard">typedef struct CPU CPU;</text:p>
      <text:p text:style-name="Standard">/* Cpu functions */</text:p>
      <text:p text:style-name="Standard">extern CPU* cpu_init(CPU *cpu);</text:p>
      <text:p text:style-name="Standard">extern void cpu_em(int n,FILE *FOUT);</text:p>
      <text:p text:style-name="P3">#endif <text:s/>/* cpu.h int addr*/</text:p>
      <text:p text:style-name="Standard"/>
      <text:p text:style-name="Standard">/******************************************************/</text:p>
      <text:p text:style-name="Standard">/* File Name:- cpu.c <text:s text:c="32"/><text:tab/><text:tab/><text:tab/><text:tab/>*/</text:p>
      <text:p text:style-name="Standard">/* Licence:- GNU GPL v3 <text:s text:c="30"/><text:tab/><text:tab/><text:tab/>*/</text:p>
      <text:p text:style-name="Standard">/* Project Name:-Multiprogramming Operating System <text:s text:c="3"/><text:tab/><text:tab/>*/</text:p>
      <text:p text:style-name="Standard">/* ****************************************************/</text:p>
      <text:p text:style-name="Standard">#include"cpu.h"</text:p>
      <text:p text:style-name="Standard">/* Innitialize cpu */</text:p>
      <text:p text:style-name="Standard">CPU*</text:p>
      <text:p text:style-name="Standard">cpu_init(CPU *cpu){</text:p>
      <text:p text:style-name="Standard"><text:s text:c="2"/>if(cpu==NULL)</text:p>
      <text:p text:style-name="Standard"><text:s text:c="4"/>cpu=(CPU*)malloc(sizeof(CPU));</text:p>
      <text:p text:style-name="Standard"><text:s text:c="2"/>if(cpu==NULL)</text:p>
      <text:p text:style-name="Standard"><text:s text:c="4"/>fprintf(stderr,"\ncpu_init:Memory not allocated");</text:p>
      <text:p text:style-name="Standard"><text:s text:c="2"/>cpu-&gt;IC=0;</text:p>
      <text:p text:style-name="Standard"><text:s text:c="2"/>cpu-&gt;TTC=0;</text:p>
      <text:p text:style-name="Standard"><text:s text:c="2"/>cpu-&gt;TLC=0;</text:p>
      <text:p text:style-name="Standard"><text:s text:c="2"/>memset((void*)cpu-&gt;IR,'\0',sizeof(char)*5);</text:p>
      <text:p text:style-name="Standard"><text:s text:c="2"/>memset((void*)cpu-&gt;R,'\0',sizeof(char)*5);</text:p>
      <text:p text:style-name="Standard"><text:s text:c="2"/>cpu-&gt;SI=3;</text:p>
      <text:p text:style-name="Standard"><text:s text:c="2"/>cpu-&gt;PI=0;</text:p>
      <text:p text:style-name="Standard"><text:s text:c="2"/>cpu-&gt;TI=0;</text:p>
      <text:p text:style-name="Standard"><text:s text:c="2"/>cpu-&gt;PTR=0;</text:p>
      <text:p text:style-name="Standard"><text:s text:c="2"/>cpu-&gt;MODE=slave;</text:p>
      <text:p text:style-name="Standard"><text:s text:c="2"/>cpu-&gt;C=f;</text:p>
      <text:p text:style-name="Standard"><text:s text:c="2"/>return cpu;</text:p>
      <text:p text:style-name="Standard">}</text:p>
      <text:p text:style-name="Standard">/* Print error message */</text:p>
      <text:p text:style-name="Standard">void</text:p>
      <text:p text:style-name="Standard">cpu_em(int n,FILE *FOUT)</text:p>
      <text:p text:style-name="Standard">{</text:p>
      <text:p text:style-name="Standard"><text:s text:c="2"/>fseek(FOUT,0,SEEK_END);</text:p>
      <text:p text:style-name="Standard"><text:s text:c="2"/>switch(n)</text:p>
      <text:p text:style-name="Standard"><text:s text:c="4"/>{</text:p>
      <text:p text:style-name="Standard"><text:s text:c="4"/>case 0:</text:p>
      <text:p text:style-name="Standard"><text:s text:c="6"/>fputs("\ncpu_em:No Error",FOUT);</text:p>
      <text:p text:style-name="Standard"><text:s text:c="6"/>break;</text:p>
      <text:p text:style-name="Standard"><text:s text:c="4"/>case 1:</text:p>
      <text:p text:style-name="Standard"><text:s text:c="6"/>fputs("\ncpu_em:Out of Data",FOUT);</text:p>
      <text:p text:style-name="Standard"><text:soft-page-break/><text:s text:c="6"/>break;</text:p>
      <text:p text:style-name="Standard"><text:s text:c="4"/>case 2:</text:p>
      <text:p text:style-name="Standard"><text:s text:c="6"/>fputs("\ncpu_em:Line Limit Exceeded",FOUT);</text:p>
      <text:p text:style-name="Standard"><text:s text:c="6"/>break;</text:p>
      <text:p text:style-name="Standard"><text:s text:c="4"/>case 3:</text:p>
      <text:p text:style-name="Standard"><text:s text:c="6"/>fputs("\ncpu_em:Time Limit Exceeded",FOUT);</text:p>
      <text:p text:style-name="Standard"><text:s text:c="6"/>break;</text:p>
      <text:p text:style-name="Standard"><text:s text:c="4"/>case 4:</text:p>
      <text:p text:style-name="Standard"><text:s text:c="6"/>fputs("\ncpu_em:Operation Code Error",FOUT);</text:p>
      <text:p text:style-name="Standard"><text:s text:c="6"/>break;</text:p>
      <text:p text:style-name="Standard"><text:s text:c="4"/>case 5:</text:p>
      <text:p text:style-name="Standard"><text:s text:c="6"/>fputs("\ncpu_em:Operand Error",FOUT);</text:p>
      <text:p text:style-name="Standard"><text:s text:c="6"/>break;</text:p>
      <text:p text:style-name="Standard"><text:s text:c="4"/>case 6:</text:p>
      <text:p text:style-name="Standard"><text:s text:c="6"/>fputs("\ncpu_em:Invalid Page Fault",FOUT);</text:p>
      <text:p text:style-name="Standard"><text:s text:c="6"/>break;</text:p>
      <text:p text:style-name="Standard"><text:s text:c="4"/>default:</text:p>
      <text:p text:style-name="Standard"><text:s text:c="6"/>fputs("\ncpu_em:No specified error format",FOUT);</text:p>
      <text:p text:style-name="Standard"><text:s text:c="4"/>}</text:p>
      <text:p text:style-name="P3">}</text:p>
      <text:p text:style-name="Standard"/>
      <text:p text:style-name="Standard">/******************************************************/</text:p>
      <text:p text:style-name="Standard">/* File Name:- mos.h <text:s text:c="29"/><text:tab/><text:tab/><text:tab/> <text:s text:c="10"/>*/</text:p>
      <text:p text:style-name="Standard">/* Licence:- GNU GPL v3 <text:s text:c="30"/><text:tab/><text:tab/><text:tab/>*/</text:p>
      <text:p text:style-name="Standard">/* Project Name:-Multiprogramming Operating System <text:s text:c="3"/><text:tab/><text:tab/>*/</text:p>
      <text:p text:style-name="Standard">/* ****************************************************/</text:p>
      <text:p text:style-name="Standard">#ifndef MOS_H_</text:p>
      <text:p text:style-name="Standard">#define MOS_H_</text:p>
      <text:p text:style-name="Standard">#include"cpu.h"</text:p>
      <text:p text:style-name="Standard">#include"pblock.h"</text:p>
      <text:p text:style-name="Standard">#include"mem.h"</text:p>
      <text:p text:style-name="Standard">#include"card.h"</text:p>
      <text:p text:style-name="Standard">#include"linep.h"</text:p>
      <text:p text:style-name="Standard">/* HAL hardware structure</text:p>
      <text:p text:style-name="Standard"><text:s text:c="3"/>cpu-cpu for program execution</text:p>
      <text:p text:style-name="Standard"><text:s text:c="3"/>memory-memory for handling all memory related operations</text:p>
      <text:p text:style-name="Standard"><text:s text:c="3"/>lineprinter-lineprinter for printing output in output File</text:p>
      <text:p text:style-name="Standard"><text:s text:c="3"/>instream-input code tape</text:p>
      <text:p text:style-name="Standard"><text:s text:c="3"/>outstream-output tape</text:p>
      <text:p text:style-name="Standard">*/</text:p>
      <text:p text:style-name="Standard">struct HAL{</text:p>
      <text:p text:style-name="Standard"><text:s text:c="2"/>CPU *cpu;</text:p>
      <text:p text:style-name="Standard"><text:s text:c="2"/>MEM *memory;</text:p>
      <text:p text:style-name="Standard"><text:s text:c="2"/>LINEPRINTER *linep;</text:p>
      <text:p text:style-name="Standard"><text:s text:c="2"/>PCB *pcb;</text:p>
      <text:p text:style-name="Standard"><text:s text:c="2"/>FILE *instream;</text:p>
      <text:p text:style-name="Standard"><text:s text:c="2"/>FILE *outstream;</text:p>
      <text:p text:style-name="Standard"><text:s text:c="2"/>int flag;</text:p>
      <text:p text:style-name="Standard">};</text:p>
      <text:p text:style-name="Standard">typedef struct HAL HAL;</text:p>
      <text:p text:style-name="Standard">/* Turn on &amp; off <text:s/>HAL to allocate or dealloc memory <text:s/>*/</text:p>
      <text:p text:style-name="Standard">extern HAL*</text:p>
      <text:p text:style-name="Standard"><text:soft-page-break/>hal_turnon(HAL *hal,char *instream,char *outstream);</text:p>
      <text:p text:style-name="Standard">extern void</text:p>
      <text:p text:style-name="Standard">hal_turnoff(HAL *hal);</text:p>
      <text:p text:style-name="Standard">extern void</text:p>
      <text:p text:style-name="Standard">mos_execute(HAL *hal);</text:p>
      <text:p text:style-name="Standard">/* All services */</text:p>
      <text:p text:style-name="Standard">extern HAL*</text:p>
      <text:p text:style-name="Standard">mos_init(HAL * hal);</text:p>
      <text:p text:style-name="Standard">extern void</text:p>
      <text:p text:style-name="Standard">mos_gd(HAL *hal,int addr);</text:p>
      <text:p text:style-name="Standard">extern void</text:p>
      <text:p text:style-name="Standard">mos_pd(HAL *hal,int addr);</text:p>
      <text:p text:style-name="Standard">extern void</text:p>
      <text:p text:style-name="Standard">mos_lr(HAL *hal,int addr);</text:p>
      <text:p text:style-name="Standard">extern void</text:p>
      <text:p text:style-name="Standard">mos_sr(HAL *hal,int addr);</text:p>
      <text:p text:style-name="Standard">extern void</text:p>
      <text:p text:style-name="Standard">mos_cr(HAL *hal,int addr);</text:p>
      <text:p text:style-name="Standard">extern void</text:p>
      <text:p text:style-name="Standard">mos_bt(HAL *hal,int addr,int *row,int *line);</text:p>
      <text:p text:style-name="Standard">extern HAL*</text:p>
      <text:p text:style-name="Standard">mos_halt(HAL *hal);</text:p>
      <text:p text:style-name="P3">#endif <text:s/>/* mos.h */</text:p>
      <text:p text:style-name="Standard"/>
      <text:p text:style-name="Standard">/******************************************************/</text:p>
      <text:p text:style-name="Standard">/* File Name:- mos.c <text:s text:c="31"/><text:tab/><text:tab/><text:tab/><text:tab/> */</text:p>
      <text:p text:style-name="Standard">/* Licence:- GNU GPL v3 <text:s text:c="28"/><text:tab/><text:tab/><text:tab/> */</text:p>
      <text:p text:style-name="Standard">/* Project Name:-Multiprogramming Operating System <text:s text:c="2"/><text:tab/><text:tab/> */</text:p>
      <text:p text:style-name="Standard">/* ****************************************************/</text:p>
      <text:p text:style-name="Standard">#include"mos.h"</text:p>
      <text:p text:style-name="Standard">#include&lt;ctype.h&gt;</text:p>
      <text:p text:style-name="Standard">/* Turn on hardware abstraction layer */</text:p>
      <text:p text:style-name="Standard">HAL*</text:p>
      <text:p text:style-name="Standard">hal_turnon(HAL *hal,char *instream,char *outstream){</text:p>
      <text:p text:style-name="Standard"><text:s text:c="2"/>if(hal==NULL)</text:p>
      <text:p text:style-name="Standard"><text:s text:c="4"/>hal=(HAL*)malloc(sizeof(HAL));</text:p>
      <text:p text:style-name="Standard"><text:s text:c="2"/>if(hal==NULL){</text:p>
      <text:p text:style-name="Standard"><text:s text:c="4"/>fprintf(hal-&gt;outstream,"\nhal_turnon=&gt;Memory not allocated");</text:p>
      <text:p text:style-name="Standard"><text:s text:c="2"/>}</text:p>
      <text:p text:style-name="Standard"><text:s text:c="2"/>hal-&gt;cpu=cpu_init(hal-&gt;cpu);</text:p>
      <text:p text:style-name="Standard"><text:s text:c="2"/>hal-&gt;memory=mem_init(hal-&gt;memory);</text:p>
      <text:p text:style-name="Standard"><text:s text:c="2"/>hal-&gt;linep=linep_init(hal-&gt;linep);</text:p>
      <text:p text:style-name="Standard"><text:s text:c="2"/>hal-&gt;pcb=pcb_init(hal-&gt;pcb);</text:p>
      <text:p text:style-name="Standard"><text:s text:c="2"/>hal-&gt;instream=card_open(hal-&gt;instream,instream);</text:p>
      <text:p text:style-name="Standard"><text:s text:c="2"/>hal-&gt;outstream=linep_open(hal-&gt;outstream,outstream);</text:p>
      <text:p text:style-name="Standard"><text:s text:c="2"/>srand(time(NULL));</text:p>
      <text:p text:style-name="Standard"><text:s text:c="2"/>return hal;</text:p>
      <text:p text:style-name="Standard">}</text:p>
      <text:p text:style-name="Standard">/* Free Overall Memory */</text:p>
      <text:p text:style-name="Standard">void</text:p>
      <text:p text:style-name="Standard">hal_turnoff(HAL *hal){</text:p>
      <text:p text:style-name="Standard"><text:s text:c="2"/>card_close(hal-&gt;instream);</text:p>
      <text:p text:style-name="Standard"><text:soft-page-break/><text:s text:c="2"/>linep_close(hal-&gt;outstream);</text:p>
      <text:p text:style-name="Standard"><text:s text:c="2"/>if(hal!=NULL){</text:p>
      <text:p text:style-name="Standard"><text:s text:c="4"/>free(hal-&gt;cpu);</text:p>
      <text:p text:style-name="Standard"><text:s text:c="4"/>free(hal-&gt;memory);</text:p>
      <text:p text:style-name="Standard"><text:s text:c="4"/>free(hal-&gt;linep);</text:p>
      <text:p text:style-name="Standard"><text:s text:c="4"/>free(hal-&gt;pcb);</text:p>
      <text:p text:style-name="Standard"><text:s text:c="4"/>free(hal);</text:p>
      <text:p text:style-name="Standard"><text:s text:c="2"/>}</text:p>
      <text:p text:style-name="Standard">}</text:p>
      <text:p text:style-name="Standard">/* Innitialize mos in intermediate stages <text:s/>*/</text:p>
      <text:p text:style-name="Standard">HAL*</text:p>
      <text:p text:style-name="Standard">mos_init(HAL *hal){</text:p>
      <text:p text:style-name="Standard"><text:s text:c="2"/>hal-&gt;memory=mem_init(hal-&gt;memory);</text:p>
      <text:p text:style-name="Standard"><text:s text:c="2"/>hal-&gt;cpu=cpu_init(hal-&gt;cpu);</text:p>
      <text:p text:style-name="Standard"><text:s text:c="2"/>hal-&gt;linep=linep_init(hal-&gt;linep);</text:p>
      <text:p text:style-name="Standard"><text:s text:c="2"/>hal-&gt;pcb=pcb_init(hal-&gt;pcb);</text:p>
      <text:p text:style-name="Standard"><text:s text:c="2"/>hal-&gt;flag=0;</text:p>
      <text:p text:style-name="Standard"><text:s text:c="2"/>return hal;</text:p>
      <text:p text:style-name="Standard">}</text:p>
      <text:p text:style-name="Standard">/* Random no */</text:p>
      <text:p text:style-name="Standard">static int</text:p>
      <text:p text:style-name="Standard">mos_line(HAL *hal,int count){</text:p>
      <text:p text:style-name="Standard"><text:s text:c="2"/>int r_no;</text:p>
      <text:p text:style-name="Standard"><text:s text:c="2"/>r_no=hal-&gt;memory-&gt;MMEM[hal-&gt;cpu-&gt;PTR][count*4+2]*10+hal-&gt;memory-&gt;MMEM[hal-&gt;cpu-&gt;PTR][count*4+3];</text:p>
      <text:p text:style-name="Standard"><text:s text:c="2"/>return r_no;</text:p>
      <text:p text:style-name="Standard">}</text:p>
      <text:p text:style-name="Standard">/* Mos int */</text:p>
      <text:p text:style-name="Standard">void</text:p>
      <text:p text:style-name="Standard">mos_int(HAL *hal,int addr){</text:p>
      <text:p text:style-name="Standard"><text:s text:c="2"/>while(1){</text:p>
      <text:p text:style-name="Standard"><text:s text:c="4"/>if(hal-&gt;cpu-&gt;TI==0 &amp;&amp; hal-&gt;cpu-&gt;SI==1){</text:p>
      <text:p text:style-name="Standard"><text:s text:c="6"/>mos_gd(hal,addr);</text:p>
      <text:p text:style-name="Standard"><text:s text:c="6"/>break;</text:p>
      <text:p text:style-name="Standard"><text:s text:c="4"/>}</text:p>
      <text:p text:style-name="Standard"><text:s text:c="4"/>else if(hal-&gt;cpu-&gt;TI==0 &amp;&amp; hal-&gt;cpu-&gt;SI==2){</text:p>
      <text:p text:style-name="Standard"><text:s text:c="6"/>mos_pd(hal,addr);</text:p>
      <text:p text:style-name="Standard"><text:s text:c="6"/>break;</text:p>
      <text:p text:style-name="Standard"><text:s text:c="4"/>}</text:p>
      <text:p text:style-name="Standard"><text:s text:c="4"/>else if(hal-&gt;cpu-&gt;TI==0 &amp;&amp; hal-&gt;cpu-&gt;SI==3){</text:p>
      <text:p text:style-name="Standard"><text:s text:c="6"/>mos_halt(hal);</text:p>
      <text:p text:style-name="Standard"><text:s text:c="6"/>cpu_em(0,hal-&gt;outstream);</text:p>
      <text:p text:style-name="Standard"><text:s text:c="6"/>hal-&gt;flag=1;</text:p>
      <text:p text:style-name="Standard"><text:s text:c="6"/>break;</text:p>
      <text:p text:style-name="Standard"><text:s text:c="4"/>}</text:p>
      <text:p text:style-name="Standard"><text:s text:c="4"/>else if(hal-&gt;cpu-&gt;TI==2 &amp;&amp; hal-&gt;cpu-&gt;SI==1){</text:p>
      <text:p text:style-name="Standard"><text:s text:c="6"/>cpu_em(3,hal-&gt;outstream);</text:p>
      <text:p text:style-name="Standard"><text:s text:c="6"/>hal-&gt;flag=1;</text:p>
      <text:p text:style-name="Standard"><text:s text:c="6"/>break;</text:p>
      <text:p text:style-name="Standard"><text:s text:c="4"/>}</text:p>
      <text:p text:style-name="Standard"><text:s text:c="4"/>else if(hal-&gt;cpu-&gt;TI==2 &amp;&amp; hal-&gt;cpu-&gt;SI==2){</text:p>
      <text:p text:style-name="Standard"><text:s text:c="6"/>mos_pd(hal,addr);</text:p>
      <text:p text:style-name="Standard"><text:soft-page-break/><text:s text:c="6"/>cpu_em(3,hal-&gt;outstream);</text:p>
      <text:p text:style-name="Standard"><text:s text:c="6"/>hal-&gt;flag=1;</text:p>
      <text:p text:style-name="Standard"><text:s text:c="6"/>break;</text:p>
      <text:p text:style-name="Standard"><text:s text:c="4"/>}</text:p>
      <text:p text:style-name="Standard"><text:s text:c="4"/>else if(hal-&gt;cpu-&gt;TI==2 &amp;&amp; hal-&gt;cpu-&gt;SI==3){</text:p>
      <text:p text:style-name="Standard"><text:s text:c="6"/>cpu_em(0,hal-&gt;outstream);</text:p>
      <text:p text:style-name="Standard"><text:s text:c="6"/>hal-&gt;flag=1;</text:p>
      <text:p text:style-name="Standard"><text:s text:c="6"/>break;</text:p>
      <text:p text:style-name="Standard"><text:s text:c="4"/>}</text:p>
      <text:p text:style-name="Standard"><text:s text:c="4"/>else{</text:p>
      <text:p text:style-name="Standard"><text:s text:c="6"/>break;</text:p>
      <text:p text:style-name="Standard"><text:s text:c="4"/>}</text:p>
      <text:p text:style-name="Standard"><text:s text:c="2"/>}</text:p>
      <text:p text:style-name="Standard"><text:s text:c="2"/>while(1){</text:p>
      <text:p text:style-name="Standard"><text:s text:c="4"/>if(hal-&gt;cpu-&gt;TI==0 &amp;&amp; hal-&gt;cpu-&gt;PI==1){</text:p>
      <text:p text:style-name="Standard"><text:s text:c="6"/>cpu_em(4,hal-&gt;outstream);</text:p>
      <text:p text:style-name="Standard"><text:s text:c="6"/>hal-&gt;flag=1;</text:p>
      <text:p text:style-name="Standard"><text:s text:c="6"/>break;</text:p>
      <text:p text:style-name="Standard"><text:s text:c="4"/>}</text:p>
      <text:p text:style-name="Standard"><text:s text:c="4"/>else if(hal-&gt;cpu-&gt;TI==0 &amp;&amp; hal-&gt;cpu-&gt;PI==2){</text:p>
      <text:p text:style-name="Standard"><text:s text:c="6"/>cpu_em(5,hal-&gt;outstream);</text:p>
      <text:p text:style-name="Standard"><text:s text:c="6"/>hal-&gt;flag=1;</text:p>
      <text:p text:style-name="Standard"><text:s text:c="6"/>break;</text:p>
      <text:p text:style-name="Standard"><text:s text:c="4"/>}</text:p>
      <text:p text:style-name="Standard"><text:s text:c="4"/>else if(hal-&gt;cpu-&gt;TI==0 &amp;&amp; hal-&gt;cpu-&gt;PI==3){</text:p>
      <text:p text:style-name="Standard"><text:s text:c="6"/>cpu_em(6,hal-&gt;outstream);</text:p>
      <text:p text:style-name="Standard"><text:s text:c="6"/>hal-&gt;flag=1;</text:p>
      <text:p text:style-name="Standard"><text:s text:c="6"/>break;</text:p>
      <text:p text:style-name="Standard"><text:s text:c="4"/>}</text:p>
      <text:p text:style-name="Standard"><text:s text:c="4"/>else if(hal-&gt;cpu-&gt;TI==2 &amp;&amp; hal-&gt;cpu-&gt;PI==1){</text:p>
      <text:p text:style-name="Standard"><text:s text:c="6"/>cpu_em(3,hal-&gt;outstream);</text:p>
      <text:p text:style-name="Standard"><text:s text:c="6"/>cpu_em(4,hal-&gt;outstream);</text:p>
      <text:p text:style-name="Standard"><text:s text:c="6"/>hal-&gt;flag=1;</text:p>
      <text:p text:style-name="Standard"><text:s text:c="6"/>break;</text:p>
      <text:p text:style-name="Standard"><text:s text:c="4"/>}</text:p>
      <text:p text:style-name="Standard"><text:s text:c="4"/>else if(hal-&gt;cpu-&gt;TI==2 &amp;&amp; hal-&gt;cpu-&gt;PI==2){</text:p>
      <text:p text:style-name="Standard"><text:s text:c="6"/>cpu_em(3,hal-&gt;outstream);</text:p>
      <text:p text:style-name="Standard"><text:s text:c="6"/>cpu_em(5,hal-&gt;outstream);</text:p>
      <text:p text:style-name="Standard"><text:s text:c="6"/>hal-&gt;flag=1;</text:p>
      <text:p text:style-name="Standard"><text:s text:c="6"/>break;</text:p>
      <text:p text:style-name="Standard"><text:s text:c="4"/>}</text:p>
      <text:p text:style-name="Standard"><text:s text:c="4"/>else if(hal-&gt;cpu-&gt;TI==2 &amp;&amp; hal-&gt;cpu-&gt;PI==3){</text:p>
      <text:p text:style-name="Standard"><text:s text:c="6"/>cpu_em(3,hal-&gt;outstream);</text:p>
      <text:p text:style-name="Standard"><text:s text:c="6"/>hal-&gt;flag=1;</text:p>
      <text:p text:style-name="Standard"><text:s text:c="6"/>break;</text:p>
      <text:p text:style-name="Standard"><text:s text:c="4"/>}</text:p>
      <text:p text:style-name="Standard"><text:s text:c="4"/>else{</text:p>
      <text:p text:style-name="Standard"><text:s text:c="6"/>break;</text:p>
      <text:p text:style-name="Standard"><text:s text:c="4"/>}</text:p>
      <text:p text:style-name="Standard"><text:s text:c="2"/>}</text:p>
      <text:p text:style-name="Standard"><text:s text:c="2"/>hal-&gt;cpu-&gt;SI=0;</text:p>
      <text:p text:style-name="Standard"><text:s text:c="2"/>hal-&gt;cpu-&gt;PI=0;</text:p>
      <text:p text:style-name="Standard"><text:soft-page-break/><text:s text:c="2"/>hal-&gt;cpu-&gt;TI=0;</text:p>
      <text:p text:style-name="Standard">}</text:p>
      <text:p text:style-name="Standard">/* Mos call */</text:p>
      <text:p text:style-name="Standard">int</text:p>
      <text:p text:style-name="Standard">mos_call(HAL *hal,int *row,int *line){</text:p>
      <text:p text:style-name="Standard"><text:s text:c="2"/>char i1,i2,temp[2]="";</text:p>
      <text:p text:style-name="Standard"><text:s text:c="2"/>int addr=0;</text:p>
      <text:p text:style-name="Standard"><text:s text:c="2"/>i1=hal-&gt;cpu-&gt;IR[0];</text:p>
      <text:p text:style-name="Standard"><text:s text:c="2"/>i2=hal-&gt;cpu-&gt;IR[1];</text:p>
      <text:p text:style-name="Standard"><text:s text:c="2"/>temp[0]=hal-&gt;cpu-&gt;IR[2];</text:p>
      <text:p text:style-name="Standard"><text:s text:c="2"/>temp[1]=hal-&gt;cpu-&gt;IR[3];</text:p>
      <text:p text:style-name="Standard"><text:s text:c="2"/>if(!isdigit(temp[0]) || !isdigit(temp[1])){</text:p>
      <text:p text:style-name="Standard"><text:s text:c="4"/>cpu_em(5,hal-&gt;outstream);</text:p>
      <text:p text:style-name="Standard"><text:s text:c="4"/>hal-&gt;flag=1;</text:p>
      <text:p text:style-name="Standard"><text:s text:c="4"/>return 0;</text:p>
      <text:p text:style-name="Standard"><text:s text:c="2"/>}</text:p>
      <text:p text:style-name="Standard"><text:s text:c="2"/>addr=atoi(temp);</text:p>
      <text:p text:style-name="Standard"><text:s text:c="2"/>fseek(hal-&gt;outstream,0,SEEK_END);</text:p>
      <text:p text:style-name="Standard"><text:s text:c="2"/>while(1){</text:p>
      <text:p text:style-name="Standard"><text:s text:c="4"/>if(i1=='G' &amp;&amp; i2=='D'){</text:p>
      <text:p text:style-name="Standard"><text:s text:c="6"/>hal-&gt;cpu-&gt;SI=1;</text:p>
      <text:p text:style-name="Standard"><text:s text:c="6"/>break;</text:p>
      <text:p text:style-name="Standard"><text:s text:c="4"/>}</text:p>
      <text:p text:style-name="Standard"><text:s text:c="4"/>else if(i1=='P' &amp;&amp; i2=='D'){</text:p>
      <text:p text:style-name="Standard"><text:s text:c="6"/>hal-&gt;cpu-&gt;SI=2;</text:p>
      <text:p text:style-name="Standard"><text:s text:c="6"/>break;</text:p>
      <text:p text:style-name="Standard"><text:s text:c="4"/>}</text:p>
      <text:p text:style-name="Standard"><text:s text:c="4"/>else if(i1=='L' &amp;&amp; i2=='R'){</text:p>
      <text:p text:style-name="Standard"><text:s text:c="6"/>mos_lr(hal,addr);</text:p>
      <text:p text:style-name="Standard"><text:s text:c="6"/>break;</text:p>
      <text:p text:style-name="Standard"><text:s text:c="4"/>}</text:p>
      <text:p text:style-name="Standard"><text:s text:c="4"/>else if(i1=='S' &amp;&amp; i2=='R'){</text:p>
      <text:p text:style-name="Standard"><text:s text:c="6"/>mos_sr(hal,addr);</text:p>
      <text:p text:style-name="Standard"><text:s text:c="6"/>break;</text:p>
      <text:p text:style-name="Standard"><text:s text:c="4"/>}</text:p>
      <text:p text:style-name="Standard"><text:s text:c="4"/>else if(i1=='C' &amp;&amp; i2=='R'){</text:p>
      <text:p text:style-name="Standard"><text:s text:c="6"/>mos_cr(hal,addr);</text:p>
      <text:p text:style-name="Standard"><text:s text:c="6"/>break;</text:p>
      <text:p text:style-name="Standard"><text:s text:c="4"/>}</text:p>
      <text:p text:style-name="Standard"><text:s text:c="4"/>else if(i1=='B' &amp;&amp; i2== 'T'){</text:p>
      <text:p text:style-name="Standard"><text:s text:c="6"/>mos_bt(hal,addr,row,line);</text:p>
      <text:p text:style-name="Standard"><text:s text:c="6"/>break;</text:p>
      <text:p text:style-name="Standard"><text:s text:c="4"/>}</text:p>
      <text:p text:style-name="Standard"><text:s text:c="4"/>else{</text:p>
      <text:p text:style-name="Standard"><text:s text:c="6"/>hal-&gt;cpu-&gt;PI=1;</text:p>
      <text:p text:style-name="Standard"><text:s text:c="6"/>break;</text:p>
      <text:p text:style-name="Standard"><text:s text:c="4"/>}</text:p>
      <text:p text:style-name="Standard"><text:s text:c="2"/>}</text:p>
      <text:p text:style-name="Standard"><text:s text:c="2"/>hal-&gt;cpu-&gt;TTC+=1;</text:p>
      <text:p text:style-name="Standard"><text:s text:c="2"/>if(hal-&gt;cpu-&gt;TTC==hal-&gt;pcb-&gt;TTL)</text:p>
      <text:p text:style-name="Standard"><text:s text:c="4"/>hal-&gt;cpu-&gt;TI=2;</text:p>
      <text:p text:style-name="Standard"><text:s text:c="2"/>mos_int(hal,addr);</text:p>
      <text:p text:style-name="Standard"><text:soft-page-break/><text:s text:c="2"/>return 0;</text:p>
      <text:p text:style-name="Standard">}</text:p>
      <text:p text:style-name="Standard">/* Mos execute */</text:p>
      <text:p text:style-name="Standard">void</text:p>
      <text:p text:style-name="Standard">mos_execute(HAL *hal){</text:p>
      <text:p text:style-name="Standard"><text:s text:c="2"/>int line=0,row=0,count=0,i;</text:p>
      <text:p text:style-name="Standard"><text:s text:c="2"/>hal-&gt;cpu-&gt;IC=0;</text:p>
      <text:p text:style-name="Standard"><text:s text:c="2"/>line=mos_line(hal,count);</text:p>
      <text:p text:style-name="Standard"><text:s text:c="2"/>while(1){</text:p>
      <text:p text:style-name="Standard"><text:s text:c="4"/>if(hal-&gt;cpu-&gt;TTC&gt;=hal-&gt;pcb-&gt;TTL)</text:p>
      <text:p text:style-name="Standard"><text:s text:c="6"/>{</text:p>
      <text:p text:style-name="Standard"><text:s text:c="8"/>cpu_em(3,hal-&gt;outstream);</text:p>
      <text:p text:style-name="Standard"><text:s text:c="8"/>break;</text:p>
      <text:p text:style-name="Standard"><text:s text:c="6"/>}</text:p>
      <text:p text:style-name="Standard"></text:p>
      <text:p text:style-name="Standard"><text:s text:c="4"/>if(row==40){</text:p>
      <text:p text:style-name="Standard"><text:s text:c="6"/>count+=1;</text:p>
      <text:p text:style-name="Standard"><text:s text:c="6"/>row=0;</text:p>
      <text:p text:style-name="Standard"><text:s text:c="6"/>line=mos_line(hal,count);</text:p>
      <text:p text:style-name="Standard"><text:s text:c="4"/>}</text:p>
      <text:p text:style-name="Standard"><text:s text:c="4"/>hal-&gt;cpu-&gt;IR[0]=hal-&gt;memory-&gt;MMEM[line][row];</text:p>
      <text:p text:style-name="Standard"><text:s text:c="4"/>hal-&gt;cpu-&gt;IR[1]=hal-&gt;memory-&gt;MMEM[line][row+1];</text:p>
      <text:p text:style-name="Standard"><text:s text:c="4"/>hal-&gt;cpu-&gt;IR[2]=hal-&gt;memory-&gt;MMEM[line][row+2];</text:p>
      <text:p text:style-name="Standard"><text:s text:c="4"/>hal-&gt;cpu-&gt;IR[3]=hal-&gt;memory-&gt;MMEM[line][row+3];</text:p>
      <text:p text:style-name="Standard"><text:s text:c="4"/>// <text:s text:c="3"/>printf("\nrow=%d\tline=%d\tIR=%s",row,line,hal-&gt;cpu-&gt;IR);</text:p>
      <text:p text:style-name="Standard"><text:s text:c="4"/>row+=4;</text:p>
      <text:p text:style-name="Standard"><text:s text:c="4"/>if(hal-&gt;cpu-&gt;IR[0]=='H'){</text:p>
      <text:p text:style-name="Standard"><text:s text:c="6"/>hal-&gt;cpu-&gt;TTC+=1;</text:p>
      <text:p text:style-name="Standard"><text:s text:c="6"/>hal-&gt;cpu-&gt;IC+=1;</text:p>
      <text:p text:style-name="Standard"><text:s text:c="6"/>cpu_em(0,hal-&gt;outstream);</text:p>
      <text:p text:style-name="Standard"><text:s text:c="6"/>break;</text:p>
      <text:p text:style-name="Standard"><text:s text:c="4"/>}</text:p>
      <text:p text:style-name="Standard"><text:s text:c="4"/>mos_call(hal,&amp;row,&amp;line);</text:p>
      <text:p text:style-name="Standard"><text:s text:c="4"/>// <text:s text:c="3"/>fprintf(hal-&gt;outstream,"%s\t",hal-&gt;cpu-&gt;IR);</text:p>
      <text:p text:style-name="Standard"><text:s text:c="4"/>hal-&gt;cpu-&gt;IC+=1;</text:p>
      <text:p text:style-name="Standard"><text:s text:c="4"/>if(hal-&gt;flag)</text:p>
      <text:p text:style-name="Standard"><text:s text:c="6"/>break;</text:p>
      <text:p text:style-name="Standard"><text:s text:c="2"/>}</text:p>
      <text:p text:style-name="Standard"><text:s text:c="2"/>printf("%s",hal-&gt;memory-&gt;MMEM[hal-&gt;cpu-&gt;PTR]);</text:p>
      <text:p text:style-name="Standard"><text:s text:c="2"/>for(i=0;i&lt;strlen(hal-&gt;cpu-&gt;IR);i++)</text:p>
      <text:p text:style-name="Standard"><text:s text:c="4"/>if(hal-&gt;cpu-&gt;IR[i]=='\n')</text:p>
      <text:p text:style-name="Standard"><text:s text:c="6"/>hal-&gt;cpu-&gt;IR[i]=' ';</text:p>
      <text:p text:style-name="Standard"><text:s text:c="2"/>fseek(hal-&gt;outstream,0,SEEK_END);</text:p>
      <text:p text:style-name="Standard"><text:s text:c="2"/>fprintf(hal-&gt;outstream,"\nmos_execute:JID=%d IR=%s TTC=%d TLC=%d\n",hal-&gt;pcb-&gt;job_id,hal-&gt;cpu-&gt;IR,hal-&gt;cpu-&gt;TTC,hal-&gt;cpu-&gt;TLC);</text:p>
      <text:p text:style-name="Standard"><text:s text:c="2"/>mos_halt(hal);</text:p>
      <text:p text:style-name="Standard">}</text:p>
      <text:p text:style-name="Standard">/* Halt Service */</text:p>
      <text:p text:style-name="Standard">HAL*</text:p>
      <text:p text:style-name="Standard">mos_halt(HAL *hal){</text:p>
      <text:p text:style-name="Standard"><text:s text:c="2"/>if(meml_getchar(hal-&gt;memory,1)!='E'){</text:p>
      <text:p text:style-name="Standard"><text:s text:c="4"/>while(fgets(hal-&gt;memory-&gt;LINE,(int)sizeof(hal-&gt;memory-&gt;LINE),hal-&gt;instream)){</text:p>
      <text:p text:style-name="Standard"><text:soft-page-break/><text:s text:c="8"/>if(meml_getchar(hal-&gt;memory,0)=='$'&amp;&amp; meml_getchar(hal-&gt;memory,1)=='E')</text:p>
      <text:p text:style-name="Standard"><text:s text:c="10"/>break;</text:p>
      <text:p text:style-name="Standard"><text:s text:c="6"/>}</text:p>
      <text:p text:style-name="Standard"><text:s text:c="2"/>}</text:p>
      <text:p text:style-name="Standard"><text:s text:c="2"/>linep_jobend(hal-&gt;outstream);</text:p>
      <text:p text:style-name="Standard"><text:s text:c="2"/>hal=mos_init(hal);</text:p>
      <text:p text:style-name="Standard"><text:s text:c="2"/>return hal;</text:p>
      <text:p text:style-name="Standard">}</text:p>
      <text:p text:style-name="Standard">void</text:p>
      <text:p text:style-name="Standard">mos_gd(HAL *hal,int addr){</text:p>
      <text:p text:style-name="Standard"><text:s text:c="2"/>int temp1,temp2,r_no;</text:p>
      <text:p text:style-name="Standard"><text:s text:c="2"/>fgets(hal-&gt;memory-&gt;LINE,(int)sizeof(hal-&gt;memory-&gt;LINE),hal-&gt;instream);</text:p>
      <text:p text:style-name="Standard"><text:s text:c="2"/>temp1=hal-&gt;cpu-&gt;PTR;</text:p>
      <text:p text:style-name="Standard"><text:s text:c="2"/>temp2=(addr/10)*4;</text:p>
      <text:p text:style-name="Standard"><text:s text:c="2"/>if(hal-&gt;memory-&gt;MMEM[temp1][temp2+1]==1){</text:p>
      <text:p text:style-name="Standard"><text:s text:c="4"/>r_no=mos_line(hal,addr/10);</text:p>
      <text:p text:style-name="Standard"><text:s text:c="2"/>}</text:p>
      <text:p text:style-name="Standard"><text:s text:c="2"/>else{</text:p>
      <text:p text:style-name="Standard"><text:s text:c="4"/>r_no=mem_random(hal-&gt;memory);</text:p>
      <text:p text:style-name="Standard"><text:s text:c="4"/>mem_pcount(hal-&gt;memory,r_no);</text:p>
      <text:p text:style-name="Standard"><text:s text:c="4"/>hal-&gt;memory-&gt;MMEM[temp1][temp2]=0;</text:p>
      <text:p text:style-name="Standard"><text:s text:c="4"/>hal-&gt;memory-&gt;MMEM[temp1][temp2+1]=1;</text:p>
      <text:p text:style-name="Standard"><text:s text:c="4"/>hal-&gt;memory-&gt;MMEM[temp1][temp2+2]=r_no/10;</text:p>
      <text:p text:style-name="Standard"><text:s text:c="4"/>hal-&gt;memory-&gt;MMEM[temp1][temp2+3]=r_no%10;</text:p>
      <text:p text:style-name="Standard"><text:s text:c="2"/>}</text:p>
      <text:p text:style-name="Standard"><text:s text:c="2"/>if(meml_getchar(hal-&gt;memory,0)=='$' &amp;&amp; meml_getchar(hal-&gt;memory,1)=='E'){</text:p>
      <text:p text:style-name="Standard"><text:s text:c="4"/>cpu_em(1,hal-&gt;outstream);</text:p>
      <text:p text:style-name="Standard"><text:s text:c="4"/>hal-&gt;cpu-&gt;SI=3;</text:p>
      <text:p text:style-name="Standard"><text:s text:c="4"/>hal-&gt;flag=1;</text:p>
      <text:p text:style-name="Standard"><text:s text:c="2"/>}</text:p>
      <text:p text:style-name="Standard"><text:s text:c="2"/>strncpy(hal-&gt;memory-&gt;MMEM[r_no],hal-&gt;memory-&gt;LINE,42);</text:p>
      <text:p text:style-name="Standard">}</text:p>
      <text:p text:style-name="Standard"></text:p>
      <text:p text:style-name="Standard">void</text:p>
      <text:p text:style-name="Standard">mos_pd(HAL *hal,int addr){</text:p>
      <text:p text:style-name="Standard"><text:s text:c="2"/>int temp1,temp2,r_no;</text:p>
      <text:p text:style-name="Standard"><text:s text:c="2"/>temp1=hal-&gt;cpu-&gt;PTR;</text:p>
      <text:p text:style-name="Standard"><text:s text:c="2"/>temp2=addr/10*4;</text:p>
      <text:p text:style-name="Standard"><text:s text:c="2"/>if(hal-&gt;memory-&gt;MMEM[temp1][temp2+1]==1){</text:p>
      <text:p text:style-name="Standard"><text:s text:c="4"/>if(hal-&gt;cpu-&gt;TLC &lt; hal-&gt;pcb-&gt;TLL){</text:p>
      <text:p text:style-name="Standard"><text:s text:c="6"/>r_no=mos_line(hal,addr/10);</text:p>
      <text:p text:style-name="Standard"><text:s text:c="6"/>strncpy(hal-&gt;linep-&gt;OPLINE,hal-&gt;memory-&gt;MMEM[r_no],42);</text:p>
      <text:p text:style-name="Standard"><text:s text:c="6"/>hal-&gt;linep-&gt;OPFLAG=1;</text:p>
      <text:p text:style-name="Standard"><text:s text:c="6"/>linep_print(hal-&gt;outstream,hal-&gt;linep);</text:p>
      <text:p text:style-name="Standard"><text:s text:c="6"/>hal-&gt;cpu-&gt;TLC+=1;</text:p>
      <text:p text:style-name="Standard"><text:s text:c="4"/>}</text:p>
      <text:p text:style-name="Standard"><text:s text:c="4"/>else{</text:p>
      <text:p text:style-name="Standard"><text:s text:c="6"/>cpu_em(2,hal-&gt;outstream);</text:p>
      <text:p text:style-name="Standard"><text:s text:c="6"/>hal-&gt;flag=1;</text:p>
      <text:p text:style-name="Standard"><text:s text:c="4"/>}</text:p>
      <text:p text:style-name="Standard"><text:s text:c="2"/>}</text:p>
      <text:p text:style-name="Standard"><text:s text:c="2"/>else{</text:p>
      <text:p text:style-name="Standard"><text:soft-page-break/><text:s text:c="4"/>cpu_em(6,hal-&gt;outstream);</text:p>
      <text:p text:style-name="Standard"><text:s text:c="4"/>hal-&gt;flag=1;</text:p>
      <text:p text:style-name="Standard"><text:s text:c="2"/>}</text:p>
      <text:p text:style-name="Standard">}</text:p>
      <text:p text:style-name="Standard">void</text:p>
      <text:p text:style-name="Standard">mos_lr(HAL *hal,int addr){</text:p>
      <text:p text:style-name="Standard"><text:s text:c="2"/>int temp1,r_no;</text:p>
      <text:p text:style-name="Standard"><text:s text:c="2"/>if(hal-&gt;memory-&gt;MMEM[hal-&gt;cpu-&gt;PTR][addr/10*4+1]==1){</text:p>
      <text:p text:style-name="Standard"><text:s text:c="4"/>r_no=mos_line(hal,addr/10);</text:p>
      <text:p text:style-name="Standard"><text:s text:c="4"/>temp1=addr%10*4;</text:p>
      <text:p text:style-name="Standard"><text:s text:c="4"/>hal-&gt;cpu-&gt;R[0]=hal-&gt;memory-&gt;MMEM[r_no][temp1+0];</text:p>
      <text:p text:style-name="Standard"><text:s text:c="4"/>hal-&gt;cpu-&gt;R[1]=hal-&gt;memory-&gt;MMEM[r_no][temp1+1];</text:p>
      <text:p text:style-name="Standard"><text:s text:c="4"/>hal-&gt;cpu-&gt;R[2]=hal-&gt;memory-&gt;MMEM[r_no][temp1+2];</text:p>
      <text:p text:style-name="Standard"><text:s text:c="4"/>hal-&gt;cpu-&gt;R[3]=hal-&gt;memory-&gt;MMEM[r_no][temp1+3];</text:p>
      <text:p text:style-name="Standard"><text:s text:c="4"/>hal-&gt;cpu-&gt;R[4]='\0';</text:p>
      <text:p text:style-name="Standard"><text:s text:c="2"/>}</text:p>
      <text:p text:style-name="Standard"><text:s text:c="2"/>else{</text:p>
      <text:p text:style-name="Standard"><text:s text:c="4"/>cpu_em(6,hal-&gt;outstream);</text:p>
      <text:p text:style-name="Standard"><text:s text:c="4"/>hal-&gt;flag=1;</text:p>
      <text:p text:style-name="Standard"><text:s text:c="2"/>}</text:p>
      <text:p text:style-name="Standard">}</text:p>
      <text:p text:style-name="Standard">void</text:p>
      <text:p text:style-name="Standard">mos_sr(HAL *hal,int addr){</text:p>
      <text:p text:style-name="Standard"><text:s text:c="2"/>int temp1,temp2,r_no;</text:p>
      <text:p text:style-name="Standard"><text:s text:c="2"/>temp1=hal-&gt;cpu-&gt;PTR;</text:p>
      <text:p text:style-name="Standard"><text:s text:c="2"/>temp2=addr/10*4;</text:p>
      <text:p text:style-name="Standard"><text:s text:c="2"/>if(hal-&gt;memory-&gt;MMEM[temp1][temp2+1]!=1){</text:p>
      <text:p text:style-name="Standard"><text:s text:c="4"/>hal-&gt;memory-&gt;MMEM[temp1][temp2+1]=1;</text:p>
      <text:p text:style-name="Standard"><text:s text:c="4"/>r_no=mem_random(hal-&gt;memory);</text:p>
      <text:p text:style-name="Standard"><text:s text:c="4"/>mem_pcount(hal-&gt;memory,r_no);</text:p>
      <text:p text:style-name="Standard"><text:s text:c="4"/>hal-&gt;memory-&gt;MMEM[temp1][temp2+2]=r_no/10;</text:p>
      <text:p text:style-name="Standard"><text:s text:c="4"/>hal-&gt;memory-&gt;MMEM[temp1][temp2+3]=r_no%10;</text:p>
      <text:p text:style-name="Standard"><text:s text:c="2"/>}</text:p>
      <text:p text:style-name="Standard"><text:s text:c="2"/>r_no=mos_line(hal,addr/10);</text:p>
      <text:p text:style-name="Standard"><text:s text:c="2"/>hal-&gt;memory-&gt;MMEM[r_no][addr%10*4+0]=hal-&gt;cpu-&gt;R[0];</text:p>
      <text:p text:style-name="Standard"><text:s text:c="2"/>hal-&gt;memory-&gt;MMEM[r_no][addr%10*4+1]=hal-&gt;cpu-&gt;R[1];</text:p>
      <text:p text:style-name="Standard"><text:s text:c="2"/>hal-&gt;memory-&gt;MMEM[r_no][addr%10*4+2]=hal-&gt;cpu-&gt;R[2];</text:p>
      <text:p text:style-name="Standard"><text:s text:c="2"/>hal-&gt;memory-&gt;MMEM[r_no][addr%10*4+3]=hal-&gt;cpu-&gt;R[3];</text:p>
      <text:p text:style-name="Standard"></text:p>
      <text:p text:style-name="Standard">}</text:p>
      <text:p text:style-name="Standard">void</text:p>
      <text:p text:style-name="Standard">mos_cr(HAL *hal,int addr){</text:p>
      <text:p text:style-name="Standard"><text:s text:c="2"/>int temp1,r_no,i,check_flag=1;</text:p>
      <text:p text:style-name="Standard"><text:s text:c="2"/>if(hal-&gt;memory-&gt;MMEM[hal-&gt;cpu-&gt;PTR][addr/10*4+1]==1){</text:p>
      <text:p text:style-name="Standard"><text:s text:c="4"/>r_no=mos_line(hal,addr/10);</text:p>
      <text:p text:style-name="Standard"><text:s text:c="4"/>temp1=addr%10*4;</text:p>
      <text:p text:style-name="Standard"><text:s text:c="4"/>for(i=0;i&lt;4;i++)</text:p>
      <text:p text:style-name="Standard"><text:s text:c="6"/>if(hal-&gt;cpu-&gt;R[i]!=hal-&gt;memory-&gt;MMEM[r_no][temp1+i]){</text:p>
      <text:p text:style-name="Standard"><text:s text:c="8"/>check_flag=0;</text:p>
      <text:p text:style-name="Standard"><text:s text:c="8"/>break;</text:p>
      <text:p text:style-name="Standard"><text:s text:c="6"/>}</text:p>
      <text:p text:style-name="Standard"><text:s text:c="4"/>if(check_flag){</text:p>
      <text:p text:style-name="Standard"><text:soft-page-break/><text:s text:c="6"/>hal-&gt;cpu-&gt;C=t;</text:p>
      <text:p text:style-name="Standard"><text:s text:c="4"/>}</text:p>
      <text:p text:style-name="Standard"><text:s text:c="2"/>}</text:p>
      <text:p text:style-name="Standard"><text:s text:c="2"/>else{</text:p>
      <text:p text:style-name="Standard"><text:s text:c="4"/>hal-&gt;flag=1;</text:p>
      <text:p text:style-name="Standard"><text:s text:c="4"/>cpu_em(6,hal-&gt;outstream);</text:p>
      <text:p text:style-name="Standard"><text:s text:c="2"/>}</text:p>
      <text:p text:style-name="Standard">}</text:p>
      <text:p text:style-name="Standard">void</text:p>
      <text:p text:style-name="Standard">mos_bt(HAL *hal,int addr,int *row,int *line){</text:p>
      <text:p text:style-name="Standard"><text:s text:c="2"/>int tempaddr=0,i,j,flag=0,temp1,r_no;</text:p>
      <text:p text:style-name="Standard"><text:s text:c="2"/>if(hal-&gt;cpu-&gt;C==t){</text:p>
      <text:p text:style-name="Standard"><text:s text:c="4"/>for(i=0;i&lt;9;i++){</text:p>
      <text:p text:style-name="Standard"><text:s text:c="6"/>for(j=0;j&lt;10;j++){</text:p>
      <text:p text:style-name="Standard"><text:s text:c="8"/>tempaddr++;</text:p>
      <text:p text:style-name="Standard"><text:s text:c="8"/>if(tempaddr==addr)</text:p>
      <text:p text:style-name="Standard"><text:s text:c="10"/>{</text:p>
      <text:p text:style-name="Standard"><text:s text:c="12"/>flag=1;</text:p>
      <text:p text:style-name="Standard"><text:s text:c="12"/>break;</text:p>
      <text:p text:style-name="Standard"><text:s text:c="10"/>}</text:p>
      <text:p text:style-name="Standard"><text:s text:c="6"/>}</text:p>
      <text:p text:style-name="Standard"><text:s text:c="6"/>if(flag){</text:p>
      <text:p text:style-name="Standard"><text:s text:c="8"/>break;</text:p>
      <text:p text:style-name="Standard"><text:s text:c="6"/>}</text:p>
      <text:p text:style-name="Standard"><text:s text:c="4"/>}</text:p>
      <text:p text:style-name="Standard"><text:s text:c="4"/>temp1=hal-&gt;cpu-&gt;PTR;</text:p>
      <text:p text:style-name="Standard"><text:s text:c="4"/>if(hal-&gt;memory-&gt;MMEM[temp1][i*4+1]==1){</text:p>
      <text:p text:style-name="Standard"><text:s text:c="6"/>r_no=mos_line(hal,i);</text:p>
      <text:p text:style-name="Standard"><text:s text:c="4"/>}</text:p>
      <text:p text:style-name="Standard"><text:s text:c="4"/>*row=j*4;</text:p>
      <text:p text:style-name="Standard"><text:s text:c="4"/>*line=r_no;</text:p>
      <text:p text:style-name="Standard"><text:s text:c="2"/>}</text:p>
      <text:p text:style-name="Standard">}</text:p>
      <text:p text:style-name="Standard">________________________________________________________________ </text:p>
      <text:p text:style-name="P1">Makefile:- </text:p>
      <text:p text:style-name="Standard"># <text:s/>File name :- makefile</text:p>
      <text:p text:style-name="Standard"># <text:s/>Licence:- GNU GPL v3</text:p>
      <text:p text:style-name="Standard"># <text:s/>Project Name:-Machine Operating System</text:p>
      <text:p text:style-name="Standard"></text:p>
      <text:p text:style-name="Standard">mos <text:s text:c="2"/>: card.o cpu.o linep.o main.o mem.o mos.o pblock.o</text:p>
      <text:p text:style-name="Standard"><text:tab/>gcc -Wall -g -o mos card.o cpu.o linep.o main.o mem.o mos.o pblock.o</text:p>
      <text:p text:style-name="Standard"></text:p>
      <text:p text:style-name="Standard">card.o:card.c</text:p>
      <text:p text:style-name="Standard"><text:tab/>gcc -Wall -g -c card.c</text:p>
      <text:p text:style-name="Standard"></text:p>
      <text:p text:style-name="Standard">cpu.o :cpu.c</text:p>
      <text:p text:style-name="Standard"><text:tab/>gcc -Wall -g -c cpu.c</text:p>
      <text:p text:style-name="Standard"></text:p>
      <text:p text:style-name="Standard">linep.o:linep.c</text:p>
      <text:p text:style-name="Standard"><text:tab/>gcc -Wall -g -c linep.c</text:p>
      <text:p text:style-name="Standard"></text:p>
      <text:p text:style-name="Standard">main.o:main.c</text:p>
      <text:p text:style-name="Standard"><text:soft-page-break/><text:tab/>gcc -Wall -g -c main.c</text:p>
      <text:p text:style-name="Standard"></text:p>
      <text:p text:style-name="Standard">mem.o :mem.c</text:p>
      <text:p text:style-name="Standard"><text:tab/>gcc -Wall -g -c mem.c</text:p>
      <text:p text:style-name="Standard"></text:p>
      <text:p text:style-name="Standard">mos.o :mos.c</text:p>
      <text:p text:style-name="Standard"><text:tab/>gcc -Wall -g -c mos.c</text:p>
      <text:p text:style-name="Standard"></text:p>
      <text:p text:style-name="Standard">pblock.o:pblock.c</text:p>
      <text:p text:style-name="Standard"><text:tab/>gcc -Wall -g -c pblock.c</text:p>
      <text:p text:style-name="Standard"></text:p>
      <text:p text:style-name="Standard">clean:</text:p>
      <text:p text:style-name="Standard"><text:tab/>rm mos *.o *.h.gch</text:p>
      <text:p text:style-name="Standard"></text:p>
      <text:p text:style-name="Standard">rmback:</text:p>
      <text:p text:style-name="Standard"><text:tab/>rm *~</text:p>
      <text:p text:style-name="Standard">____________________________________________________________________________ </text:p>
      <text:p text:style-name="P1">Input file:- </text:p>
      <text:p text:style-name="Standard">$AMJ020200250004</text:p>
      <text:p text:style-name="Standard">GD20PD20LR20SR30SR31PD30SR40SR41SR42PD40</text:p>
      <text:p text:style-name="Standard">SR50SR51PD50SR60PD60H</text:p>
      <text:p text:style-name="Standard">$DTA</text:p>
      <text:p text:style-name="Standard">* <text:s text:c="3"/></text:p>
      <text:p text:style-name="Standard">$END0202</text:p>
      <text:p text:style-name="Standard">$AMJ030200130002</text:p>
      <text:p text:style-name="Standard">GD20GD30LR31SR22LR32SR23PD20SR40PD40H</text:p>
      <text:p text:style-name="Standard">$DTA</text:p>
      <text:p text:style-name="Standard">CAT CAN </text:p>
      <text:p text:style-name="Standard"><text:s text:c="4"/>EAT RAT </text:p>
      <text:p text:style-name="Standard">$END0302</text:p>
      <text:p text:style-name="Standard">$AMJ010200070002</text:p>
      <text:p text:style-name="Standard">GD20LR36CR20BT06GD30PD30PD20H</text:p>
      <text:p text:style-name="Standard">$DTA</text:p>
      <text:p text:style-name="Standard">RAM <text:s/>IS OLDER THAN <text:s/>SHRIRAM</text:p>
      <text:p text:style-name="Standard">NOT IN EXISTANCE</text:p>
      <text:p text:style-name="Standard">$END0102</text:p>
      <text:p text:style-name="Standard">$AMJ040100090004</text:p>
      <text:p text:style-name="Standard">GD20PD20GD30PD30GD40GD50LR20CR30BT10PD40</text:p>
      <text:p text:style-name="Standard">PD50H</text:p>
      <text:p text:style-name="Standard">$DTA</text:p>
      <text:p text:style-name="Standard">ABCD</text:p>
      <text:p text:style-name="Standard">ABCD</text:p>
      <text:p text:style-name="Standard">DO NOT</text:p>
      <text:p text:style-name="Standard">MATCH</text:p>
      <text:p text:style-name="Standard">$END0401</text:p>
      <text:p text:style-name="Standard">$AMJ150300200010</text:p>
      <text:p text:style-name="Standard">GD20GD30LR30SR7AGD40LR40SR74GD50LR50</text:p>
      <text:p text:style-name="Standard">SR75GD60GD80LR80SR71GD90LR90SR72PD70H</text:p>
      <text:p text:style-name="Standard">$DTA</text:p>
      <text:p text:style-name="Standard">SHE WENT</text:p>
      <text:p text:style-name="Standard"><text:s/>TO</text:p>
      <text:p text:style-name="Standard">GET</text:p>
      <text:p text:style-name="Standard"><text:soft-page-break/>HER</text:p>
      <text:p text:style-name="Standard">BAG</text:p>
      <text:p text:style-name="Standard">WE</text:p>
      <text:p text:style-name="Standard">WORK</text:p>
      <text:p text:style-name="Standard">$END1503</text:p>
      <text:p text:style-name="Standard">$AMJ140300500008</text:p>
      <text:p text:style-name="Standard">GD30LR33SR37GD40LR40SR38LR41SR39PA30</text:p>
      <text:p text:style-name="Standard">H</text:p>
      <text:p text:style-name="Standard">$DTA</text:p>
      <text:p text:style-name="Standard">SHE SELLS <text:s text:c="2"/>SEA SHELLS ON</text:p>
      <text:p text:style-name="Standard">SHORE</text:p>
      <text:p text:style-name="Standard">$END1403</text:p>
      <text:p text:style-name="Standard">$AMJ140300500008</text:p>
      <text:p text:style-name="Standard">GD30LR33SR37GD40LR40SR38LR41SR39PA30</text:p>
      <text:p text:style-name="Standard">H</text:p>
      <text:p text:style-name="Standard">$DTA</text:p>
      <text:p text:style-name="Standard">$END1403</text:p>
      <text:p text:style-name="Standard"/>
      <text:p text:style-name="Standard"/>
      <text:p text:style-name="Standard">___________________________________________________________________________ </text:p>
      <text:p text:style-name="Standard"/>
      <text:p text:style-name="P1">Output File:- </text:p>
      <text:p text:style-name="Standard">* <text:s text:c="3"/></text:p>
      <text:p text:style-name="Standard">* <text:s text:c="2"/>* <text:s text:c="2"/></text:p>
      <text:p text:style-name="Standard">* <text:s text:c="2"/>* <text:s text:c="2"/>* <text:s text:c="2"/></text:p>
      <text:p text:style-name="Standard">* <text:s text:c="2"/>* <text:s text:c="2"/></text:p>
      <text:p text:style-name="Standard"></text:p>
      <text:p text:style-name="Standard">cpu_em:Line Limit Exceeded</text:p>
      <text:p text:style-name="Standard">mos_execute:JID=202 IR=PD60 TTC=15 TLC=4</text:p>
      <text:p text:style-name="Standard"></text:p>
      <text:p text:style-name="Standard"></text:p>
      <text:p text:style-name="Standard">CAT CAN EAT RAT </text:p>
      <text:p text:style-name="Standard">RAT </text:p>
      <text:p text:style-name="Standard"></text:p>
      <text:p text:style-name="Standard">cpu_em:No Error</text:p>
      <text:p text:style-name="Standard">mos_execute:JID=302 IR=H <text:s/>TTC=10 TLC=2</text:p>
      <text:p text:style-name="Standard"></text:p>
      <text:p text:style-name="Standard"></text:p>
      <text:p text:style-name="Standard"></text:p>
      <text:p text:style-name="Standard">cpu_em:Invalid Page Fault</text:p>
      <text:p text:style-name="Standard">mos_execute:JID=102 IR=LR36 TTC=2 TLC=0</text:p>
      <text:p text:style-name="Standard"></text:p>
      <text:p text:style-name="Standard"></text:p>
      <text:p text:style-name="Standard">ABCD</text:p>
      <text:p text:style-name="Standard">ABCD</text:p>
      <text:p text:style-name="Standard"></text:p>
      <text:p text:style-name="Standard">cpu_em:Time Limit Exceeded</text:p>
      <text:p text:style-name="Standard">mos_execute:JID=401 IR=BT10 TTC=9 TLC=2</text:p>
      <text:p text:style-name="Standard"></text:p>
      <text:p text:style-name="Standard"></text:p>
      <text:p text:style-name="Standard"></text:p>
      <text:p text:style-name="Standard">cpu_em:Operand Error</text:p>
      <text:p text:style-name="Standard"><text:soft-page-break/>mos_execute:JID=1503 IR=SR7A TTC=3 TLC=0</text:p>
      <text:p text:style-name="Standard"></text:p>
      <text:p text:style-name="Standard"></text:p>
      <text:p text:style-name="Standard"></text:p>
      <text:p text:style-name="Standard">cpu_em:Operation Code Error</text:p>
      <text:p text:style-name="Standard">mos_execute:JID=1403 IR=PA30 TTC=9 TLC=0</text:p>
      <text:p text:style-name="Standard"></text:p>
      <text:p text:style-name="Standard"></text:p>
      <text:p text:style-name="Standard"></text:p>
      <text:p text:style-name="Standard">cpu_em:Out of Data</text:p>
      <text:p text:style-name="Standard">mos_execute:JID=1403 IR=GD30 TTC=1 TLC=0</text:p>
      <text:p text:style-name="Standard"></text:p>
      <text:p text:style-name="Standard"></text:p>
      <text:p text:style-name="Standard"/>
      <text:p text:style-name="Standard">___________________________________________________________________________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tzar </meta:initial-creator>
    <meta:creation-date>2012-09-07T21:40:23</meta:creation-date>
    <dc:date>2012-09-27T22:50:31</dc:date>
    <dc:creator>valtzar </dc:creator>
    <meta:editing-duration>PT15M32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22" meta:paragraph-count="1085" meta:word-count="2077" meta:character-count="26218" meta:non-whitespace-character-count="20794"/>
  </office:meta>
</office:document-meta>
</file>